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20.585cm" fo:margin-left="-1.7cm" table:align="left"/>
    </style:style>
    <style:style style:name="Tableau1.A" style:family="table-column">
      <style:table-column-properties style:column-width="2.593cm"/>
    </style:style>
    <style:style style:name="Tableau1.B" style:family="table-column">
      <style:table-column-properties style:column-width="9.013cm"/>
    </style:style>
    <style:style style:name="Tableau1.C" style:family="table-column">
      <style:table-column-properties style:column-width="8.978cm"/>
    </style:style>
    <style:style style:name="Tableau1.A1" style:family="table-cell">
      <style:table-cell-properties fo:padding="0.097cm" fo:border-left="0.5pt solid #000000" fo:border-right="none" fo:border-top="0.5pt solid #000000" fo:border-bottom="none"/>
    </style:style>
    <style:style style:name="Tableau1.C1" style:family="table-cell">
      <style:table-cell-properties fo:padding="0.097cm" fo:border-left="0.5pt solid #000000" fo:border-right="0.5pt solid #000000" fo:border-top="0.5pt solid #000000" fo:border-bottom="none"/>
    </style:style>
    <style:style style:name="Tableau1.A2" style:family="table-cell">
      <style:table-cell-properties fo:padding="0.097cm" fo:border-left="0.5pt solid #000000" fo:border-right="none" fo:border-top="none" fo:border-bottom="none"/>
    </style:style>
    <style:style style:name="Tableau1.C2" style:family="table-cell">
      <style:table-cell-properties fo:padding="0.097cm" fo:border-left="0.5pt solid #000000" fo:border-right="0.5pt solid #000000" fo:border-top="none" fo:border-bottom="none"/>
    </style:style>
    <style:style style:name="Tableau1.3" style:family="table-row">
      <style:table-row-properties style:min-row-height="3.193cm"/>
    </style:style>
    <style:style style:name="Tableau1.A3" style:family="table-cell">
      <style:table-cell-properties fo:padding="0.097cm" fo:border-left="0.5pt solid #000000" fo:border-right="none" fo:border-top="0.5pt solid #000000" fo:border-bottom="0.5pt solid #000000"/>
    </style:style>
    <style:style style:name="Tableau1.C3" style:family="table-cell">
      <style:table-cell-properties fo:padding="0.097cm" fo:border="0.5pt solid #000000"/>
    </style:style>
    <style:style style:name="Tableau1.A4" style:family="table-cell">
      <style:table-cell-properties fo:padding="0.097cm" fo:border-left="0.5pt solid #000000" fo:border-right="none" fo:border-top="none" fo:border-bottom="0.5pt solid #000000"/>
    </style:style>
    <style:style style:name="Tableau1.C4" style:family="table-cell">
      <style:table-cell-properties fo:padding="0.097cm" fo:border-left="0.5pt solid #000000" fo:border-right="0.5pt solid #000000" fo:border-top="none" fo:border-bottom="0.5pt solid #000000"/>
    </style:style>
    <style:style style:name="Tableau2" style:family="table">
      <style:table-properties style:width="20.197cm" fo:margin-left="-1.506cm" table:align="left"/>
    </style:style>
    <style:style style:name="Tableau2.A" style:family="table-column">
      <style:table-column-properties style:column-width="3.704cm"/>
    </style:style>
    <style:style style:name="Tableau2.B" style:family="table-column">
      <style:table-column-properties style:column-width="7.902cm"/>
    </style:style>
    <style:style style:name="Tableau2.C" style:family="table-column">
      <style:table-column-properties style:column-width="8.59cm"/>
    </style:style>
    <style:style style:name="Tableau2.A1" style:family="table-cell">
      <style:table-cell-properties fo:padding="0.097cm" fo:border-left="0.5pt solid #000000" fo:border-right="none" fo:border-top="0.5pt solid #000000" fo:border-bottom="none"/>
    </style:style>
    <style:style style:name="Tableau2.C1" style:family="table-cell">
      <style:table-cell-properties fo:padding="0.097cm" fo:border-left="0.5pt solid #000000" fo:border-right="0.5pt solid #000000" fo:border-top="0.5pt solid #000000" fo:border-bottom="none"/>
    </style:style>
    <style:style style:name="Tableau2.A2" style:family="table-cell">
      <style:table-cell-properties fo:padding="0.097cm" fo:border-left="0.5pt solid #000000" fo:border-right="none" fo:border-top="none" fo:border-bottom="none"/>
    </style:style>
    <style:style style:name="Tableau2.C2" style:family="table-cell">
      <style:table-cell-properties fo:padding="0.097cm" fo:border-left="0.5pt solid #000000" fo:border-right="0.5pt solid #000000" fo:border-top="none" fo:border-bottom="none"/>
    </style:style>
    <style:style style:name="Tableau2.A4" style:family="table-cell">
      <style:table-cell-properties fo:padding="0.097cm" fo:border-left="0.5pt solid #000000" fo:border-right="none" fo:border-top="none" fo:border-bottom="0.5pt solid #000000"/>
    </style:style>
    <style:style style:name="Tableau2.C4" style:family="table-cell">
      <style:table-cell-properties fo:padding="0.097cm" fo:border-left="0.5pt solid #000000" fo:border-right="0.5pt solid #000000" fo:border-top="none" fo:border-bottom="0.5pt solid #000000"/>
    </style:style>
    <style:style style:name="Tableau3" style:family="table">
      <style:table-properties style:width="18.803cm" fo:margin-left="0cm" table:align="left"/>
    </style:style>
    <style:style style:name="Tableau3.A" style:family="table-column">
      <style:table-column-properties style:column-width="2.593cm"/>
    </style:style>
    <style:style style:name="Tableau3.B" style:family="table-column">
      <style:table-column-properties style:column-width="7.514cm"/>
    </style:style>
    <style:style style:name="Tableau3.C" style:family="table-column">
      <style:table-column-properties style:column-width="8.696cm"/>
    </style:style>
    <style:style style:name="Tableau3.A1" style:family="table-cell">
      <style:table-cell-properties fo:padding="0.097cm" fo:border-left="0.5pt solid #000000" fo:border-right="none" fo:border-top="0.5pt solid #000000" fo:border-bottom="none"/>
    </style:style>
    <style:style style:name="Tableau3.C1" style:family="table-cell">
      <style:table-cell-properties fo:padding="0.097cm" fo:border-left="0.5pt solid #000000" fo:border-right="0.5pt solid #000000" fo:border-top="0.5pt solid #000000" fo:border-bottom="none"/>
    </style:style>
    <style:style style:name="Tableau3.A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Tableau3.9" style:family="table-row">
      <style:table-row-properties style:min-row-height="2.223cm"/>
    </style:style>
    <style:style style:name="Tableau4" style:family="table">
      <style:table-properties style:width="18.697cm" fo:margin-left="0cm" table:align="left"/>
    </style:style>
    <style:style style:name="Tableau4.A" style:family="table-column">
      <style:table-column-properties style:column-width="1.764cm"/>
    </style:style>
    <style:style style:name="Tableau4.B" style:family="table-column">
      <style:table-column-properties style:column-width="8.132cm"/>
    </style:style>
    <style:style style:name="Tableau4.C" style:family="table-column">
      <style:table-column-properties style:column-width="8.802cm"/>
    </style:style>
    <style:style style:name="Tableau4.A1" style:family="table-cell">
      <style:table-cell-properties fo:padding="0.097cm" fo:border-left="0.5pt solid #000000" fo:border-right="none" fo:border-top="0.5pt solid #000000" fo:border-bottom="none"/>
    </style:style>
    <style:style style:name="Tableau4.C1" style:family="table-cell">
      <style:table-cell-properties fo:padding="0.097cm" fo:border-left="0.5pt solid #000000" fo:border-right="0.5pt solid #000000" fo:border-top="0.5pt solid #000000" fo:border-bottom="none"/>
    </style:style>
    <style:style style:name="Tableau4.A2" style:family="table-cell">
      <style:table-cell-properties fo:padding="0.097cm" fo:border-left="0.5pt solid #000000" fo:border-right="none" fo:border-top="none" fo:border-bottom="none"/>
    </style:style>
    <style:style style:name="Tableau4.C2" style:family="table-cell">
      <style:table-cell-properties fo:padding="0.097cm" fo:border-left="0.5pt solid #000000" fo:border-right="0.5pt solid #000000" fo:border-top="none" fo:border-bottom="none"/>
    </style:style>
    <style:style style:name="Tableau4.A16" style:family="table-cell">
      <style:table-cell-properties fo:padding="0.097cm" fo:border-left="0.5pt solid #000000" fo:border-right="none" fo:border-top="none" fo:border-bottom="0.5pt solid #000000"/>
    </style:style>
    <style:style style:name="Tableau4.C16" style:family="table-cell">
      <style:table-cell-properties fo:padding="0.097cm" fo:border-left="0.5pt solid #000000" fo:border-right="0.5pt solid #000000" fo:border-top="none" fo:border-bottom="0.5pt solid #000000"/>
    </style:style>
    <style:style style:name="P1" style:family="paragraph" style:parent-style-name="Standard">
      <style:text-properties fo:color="#c9211e" loext:opacity="100%" style:font-name="Arial" fo:font-size="14pt" style:text-underline-style="solid" style:text-underline-width="auto" style:text-underline-color="font-color" fo:font-weight="bold" officeooo:rsid="0011ab06" officeooo:paragraph-rsid="0011ab06" style:font-size-asian="14pt" style:font-weight-asian="bold" style:font-size-complex="14pt" style:font-weight-complex="bold"/>
    </style:style>
    <style:style style:name="P2" style:family="paragraph" style:parent-style-name="Standard">
      <style:text-properties fo:color="#c9211e" loext:opacity="100%" style:font-name="Arial" fo:font-size="12pt" style:text-underline-style="none" fo:font-weight="normal" officeooo:rsid="0011ab06" officeooo:paragraph-rsid="0011ab06" style:font-size-asian="10.5pt" style:font-weight-asian="normal" style:font-size-complex="12pt" style:font-weight-complex="normal"/>
    </style:style>
    <style:style style:name="P3" style:family="paragraph" style:parent-style-name="Standard">
      <style:text-properties fo:color="#c9211e" loext:opacity="100%" style:font-name="Arial" fo:font-size="12pt" style:text-underline-style="none" fo:font-weight="normal" officeooo:rsid="00334ea8" officeooo:paragraph-rsid="00334ea8" style:font-size-asian="10.5pt" style:font-weight-asian="normal" style:font-size-complex="12pt" style:font-weight-complex="normal"/>
    </style:style>
    <style:style style:name="P4" style:family="paragraph" style:parent-style-name="Standard">
      <style:text-properties fo:color="#c9211e" loext:opacity="100%" style:font-name="Arial" fo:font-size="12pt" style:text-underline-style="none" fo:font-weight="normal" officeooo:rsid="007ac65e" officeooo:paragraph-rsid="007ac65e" style:font-size-asian="10.5pt" style:font-weight-asian="normal" style:font-size-complex="12pt" style:font-weight-complex="normal"/>
    </style:style>
    <style:style style:name="P5" style:family="paragraph" style:parent-style-name="Standard">
      <style:text-properties fo:color="#c9211e" loext:opacity="100%" style:font-name="Arial" fo:font-size="12pt" style:text-underline-style="none" fo:font-weight="normal" officeooo:rsid="0076ebf3" officeooo:paragraph-rsid="0076ebf3" style:font-size-asian="12pt" style:font-weight-asian="normal" style:font-size-complex="12pt" style:font-weight-complex="normal"/>
    </style:style>
    <style:style style:name="P6" style:family="paragraph" style:parent-style-name="Standard">
      <style:text-properties fo:color="#c9211e" loext:opacity="100%" style:font-name="Arial" fo:font-size="12pt" style:text-underline-style="none" fo:font-weight="normal" officeooo:rsid="0078aa69" officeooo:paragraph-rsid="0078aa69" style:font-size-asian="12pt" style:font-weight-asian="normal" style:font-size-complex="12pt" style:font-weight-complex="normal"/>
    </style:style>
    <style:style style:name="P7" style:family="paragraph" style:parent-style-name="Standard">
      <style:text-properties fo:color="#c9211e" loext:opacity="100%" style:font-name="Arial" fo:font-size="12pt" style:text-underline-style="solid" style:text-underline-width="auto" style:text-underline-color="font-color" fo:font-weight="normal" officeooo:rsid="00379c48" officeooo:paragraph-rsid="00379c48" style:font-size-asian="12pt" style:font-weight-asian="normal" style:font-size-complex="12pt" style:font-weight-complex="normal"/>
    </style:style>
    <style:style style:name="P8" style:family="paragraph" style:parent-style-name="Standard">
      <style:text-properties fo:color="#c9211e" loext:opacity="100%" style:font-name="Arial" fo:font-size="12pt" style:text-underline-style="solid" style:text-underline-width="auto" style:text-underline-color="font-color" fo:font-weight="normal" officeooo:rsid="003bd0bc" officeooo:paragraph-rsid="003bd0bc" style:font-size-asian="12pt" style:font-weight-asian="normal" style:font-size-complex="12pt" style:font-weight-complex="normal"/>
    </style:style>
    <style:style style:name="P9" style:family="paragraph" style:parent-style-name="Standard">
      <style:text-properties fo:color="#c9211e" loext:opacity="100%" style:font-name="Arial" fo:font-size="12pt" style:text-underline-style="solid" style:text-underline-width="auto" style:text-underline-color="font-color" fo:font-weight="normal" officeooo:rsid="00ac5f36" officeooo:paragraph-rsid="00ac5f36" style:font-size-asian="10.5pt" style:font-weight-asian="normal" style:font-size-complex="12pt" style:font-weight-complex="normal"/>
    </style:style>
    <style:style style:name="P10" style:family="paragraph" style:parent-style-name="Standard">
      <style:text-properties fo:color="#c9211e" loext:opacity="100%" style:font-name="Arial" fo:font-size="12pt" style:text-underline-style="solid" style:text-underline-width="auto" style:text-underline-color="font-color" fo:font-weight="normal" officeooo:rsid="00af5bc7" officeooo:paragraph-rsid="00af5bc7" style:font-size-asian="10.5pt" style:font-weight-asian="normal" style:font-size-complex="12pt" style:font-weight-complex="normal"/>
    </style:style>
    <style:style style:name="P11" style:family="paragraph" style:parent-style-name="Standard">
      <style:text-properties fo:color="#c9211e" loext:opacity="100%" style:font-name="Arial" fo:font-size="13pt" style:text-underline-style="solid" style:text-underline-width="auto" style:text-underline-color="font-color" fo:font-weight="normal" officeooo:rsid="0011ab06" officeooo:paragraph-rsid="0011ab06" style:font-size-asian="13pt" style:font-weight-asian="normal" style:font-size-complex="13pt" style:font-weight-complex="normal"/>
    </style:style>
    <style:style style:name="P12" style:family="paragraph" style:parent-style-name="Standard">
      <style:text-properties fo:color="#c9211e" loext:opacity="100%" style:font-name="Arial" fo:font-size="13pt" style:text-underline-style="solid" style:text-underline-width="auto" style:text-underline-color="font-color" fo:font-weight="normal" officeooo:rsid="003699f1" officeooo:paragraph-rsid="003699f1" style:font-size-asian="13pt" style:font-weight-asian="normal" style:font-size-complex="13pt" style:font-weight-complex="normal"/>
    </style:style>
    <style:style style:name="P13" style:family="paragraph" style:parent-style-name="Standard">
      <style:text-properties fo:color="#c9211e" loext:opacity="100%" style:font-name="Arial" fo:font-size="13pt" style:text-underline-style="solid" style:text-underline-width="auto" style:text-underline-color="font-color" fo:font-weight="normal" officeooo:rsid="003bd0bc" officeooo:paragraph-rsid="003bd0bc" style:font-size-asian="13pt" style:font-weight-asian="normal" style:font-size-complex="13pt" style:font-weight-complex="normal"/>
    </style:style>
    <style:style style:name="P14" style:family="paragraph" style:parent-style-name="Standard">
      <style:text-properties fo:color="#c9211e" loext:opacity="100%" style:font-name="Arial" fo:font-size="13pt" style:text-underline-style="solid" style:text-underline-width="auto" style:text-underline-color="font-color" fo:font-weight="bold" officeooo:rsid="00ac5f36" officeooo:paragraph-rsid="00ac5f36" style:font-size-asian="13pt" style:font-weight-asian="bold" style:font-size-complex="13pt" style:font-weight-complex="bold"/>
    </style:style>
    <style:style style:name="P15" style:family="paragraph" style:parent-style-name="Standard">
      <style:text-properties fo:color="#000000" loext:opacity="100%" style:font-name="Arial" fo:font-size="12pt" style:text-underline-style="none" fo:font-weight="normal" officeooo:rsid="0013a944" officeooo:paragraph-rsid="0013a944" style:font-size-asian="10.5pt" style:font-weight-asian="normal" style:font-size-complex="12pt" style:font-weight-complex="normal"/>
    </style:style>
    <style:style style:name="P16" style:family="paragraph" style:parent-style-name="Standard">
      <style:text-properties fo:color="#000000" loext:opacity="100%" style:font-name="Arial" fo:font-size="12pt" style:text-underline-style="none" fo:font-weight="normal" officeooo:rsid="00155a12" officeooo:paragraph-rsid="00155a12" style:font-size-asian="10.5pt" style:font-weight-asian="normal" style:font-size-complex="12pt" style:font-weight-complex="normal"/>
    </style:style>
    <style:style style:name="P17" style:family="paragraph" style:parent-style-name="Standard">
      <style:text-properties fo:color="#000000" loext:opacity="100%" style:font-name="Arial" fo:font-size="12pt" style:text-underline-style="none" fo:font-weight="normal" officeooo:rsid="001691dc" officeooo:paragraph-rsid="001691dc" style:font-size-asian="10.5pt" style:font-weight-asian="normal" style:font-size-complex="12pt" style:font-weight-complex="normal"/>
    </style:style>
    <style:style style:name="P18" style:family="paragraph" style:parent-style-name="Standard">
      <style:text-properties fo:color="#000000" loext:opacity="100%" style:font-name="Arial" fo:font-size="12pt" style:text-underline-style="none" fo:font-weight="normal" officeooo:rsid="0018d457" officeooo:paragraph-rsid="0018d457" style:font-size-asian="10.5pt" style:font-weight-asian="normal" style:font-size-complex="12pt" style:font-weight-complex="normal"/>
    </style:style>
    <style:style style:name="P19" style:family="paragraph" style:parent-style-name="Standard">
      <style:text-properties fo:color="#000000" loext:opacity="100%" style:font-name="Arial" fo:font-size="12pt" style:text-underline-style="none" fo:font-weight="normal" officeooo:rsid="00334ea8" officeooo:paragraph-rsid="00334ea8" style:font-size-asian="10.5pt" style:font-weight-asian="normal" style:font-size-complex="12pt" style:font-weight-complex="normal"/>
    </style:style>
    <style:style style:name="P20" style:family="paragraph" style:parent-style-name="Standard">
      <style:text-properties fo:color="#000000" loext:opacity="100%" style:font-name="Arial" fo:font-size="12pt" style:text-underline-style="none" fo:font-weight="normal" officeooo:rsid="00379c48" officeooo:paragraph-rsid="00379c48" style:font-size-asian="10.5pt" style:font-weight-asian="normal" style:font-size-complex="12pt" style:font-weight-complex="normal"/>
    </style:style>
    <style:style style:name="P21" style:family="paragraph" style:parent-style-name="Standard">
      <style:text-properties fo:color="#000000" loext:opacity="100%" style:font-name="Arial" fo:font-size="12pt" style:text-underline-style="none" fo:font-weight="normal" officeooo:rsid="003699f1" officeooo:paragraph-rsid="007ac65e" style:font-size-asian="10.5pt" style:font-weight-asian="normal" style:font-size-complex="12pt" style:font-weight-complex="normal"/>
    </style:style>
    <style:style style:name="P22" style:family="paragraph" style:parent-style-name="Standard">
      <style:text-properties fo:color="#000000" loext:opacity="100%" style:font-name="Arial" fo:font-size="12pt" style:text-underline-style="none" fo:font-weight="normal" officeooo:rsid="007ac65e" officeooo:paragraph-rsid="007ac65e" style:font-size-asian="10.5pt" style:font-weight-asian="normal" style:font-size-complex="12pt" style:font-weight-complex="normal"/>
    </style:style>
    <style:style style:name="P23" style:family="paragraph" style:parent-style-name="Standard">
      <style:text-properties fo:color="#000000" loext:opacity="100%" style:font-name="Arial" fo:font-size="12pt" style:text-underline-style="none" fo:font-weight="normal" officeooo:rsid="007f348e" officeooo:paragraph-rsid="007f348e" style:font-size-asian="10.5pt" style:font-weight-asian="normal" style:font-size-complex="12pt" style:font-weight-complex="normal"/>
    </style:style>
    <style:style style:name="P24" style:family="paragraph" style:parent-style-name="Standard">
      <style:text-properties fo:color="#000000" loext:opacity="100%" style:font-name="Arial" fo:font-size="12pt" style:text-underline-style="none" fo:font-weight="normal" officeooo:rsid="0080d805" officeooo:paragraph-rsid="0080d805" style:font-size-asian="10.5pt" style:font-weight-asian="normal" style:font-size-complex="12pt" style:font-weight-complex="normal"/>
    </style:style>
    <style:style style:name="P25" style:family="paragraph" style:parent-style-name="Standard">
      <style:text-properties fo:color="#000000" loext:opacity="100%" style:font-name="Arial" fo:font-size="12pt" style:text-underline-style="none" fo:font-weight="normal" officeooo:rsid="008fb75b" officeooo:paragraph-rsid="008fb75b" style:font-size-asian="10.5pt" style:font-weight-asian="normal" style:font-size-complex="12pt" style:font-weight-complex="normal"/>
    </style:style>
    <style:style style:name="P26" style:family="paragraph" style:parent-style-name="Standard">
      <style:text-properties fo:color="#000000" loext:opacity="100%" style:font-name="Arial" fo:font-size="12pt" style:text-underline-style="none" fo:font-weight="normal" officeooo:rsid="00a9fe5e" officeooo:paragraph-rsid="00a9fe5e" style:font-size-asian="10.5pt" style:font-weight-asian="normal" style:font-size-complex="12pt" style:font-weight-complex="normal"/>
    </style:style>
    <style:style style:name="P27" style:family="paragraph" style:parent-style-name="Standard">
      <style:text-properties fo:color="#000000" loext:opacity="100%" style:font-name="Arial" fo:font-size="12pt" style:text-underline-style="none" fo:font-weight="normal" officeooo:rsid="00ab3cfe" officeooo:paragraph-rsid="00ab3cfe" style:font-size-asian="10.5pt" style:font-weight-asian="normal" style:font-size-complex="12pt" style:font-weight-complex="normal"/>
    </style:style>
    <style:style style:name="P28" style:family="paragraph" style:parent-style-name="Standard">
      <style:text-properties fo:color="#000000" loext:opacity="100%" style:font-name="Arial" fo:font-size="12pt" style:text-underline-style="none" fo:font-weight="normal" officeooo:rsid="00ac5f36" officeooo:paragraph-rsid="00ac5f36" style:font-size-asian="10.5pt" style:font-weight-asian="normal" style:font-size-complex="12pt" style:font-weight-complex="normal"/>
    </style:style>
    <style:style style:name="P29" style:family="paragraph" style:parent-style-name="Standard">
      <style:text-properties fo:color="#000000" loext:opacity="100%" style:font-name="Arial" fo:font-size="12pt" style:text-underline-style="none" fo:font-weight="normal" officeooo:rsid="00af5bc7" officeooo:paragraph-rsid="00af5bc7" style:font-size-asian="10.5pt" style:font-weight-asian="normal" style:font-size-complex="12pt" style:font-weight-complex="normal"/>
    </style:style>
    <style:style style:name="P30" style:family="paragraph" style:parent-style-name="Standard">
      <style:text-properties fo:color="#000000" loext:opacity="100%" style:font-name="Arial" fo:font-size="12pt" style:text-underline-style="none" fo:font-weight="normal" officeooo:rsid="00bddf44" officeooo:paragraph-rsid="00bddf44" style:font-size-asian="10.5pt" style:font-weight-asian="normal" style:font-size-complex="12pt" style:font-weight-complex="normal"/>
    </style:style>
    <style:style style:name="P31" style:family="paragraph" style:parent-style-name="Standard">
      <style:text-properties fo:color="#000000" loext:opacity="100%" style:font-name="Arial" fo:font-size="12pt" style:text-underline-style="none" fo:font-weight="normal" officeooo:rsid="0011ab06" officeooo:paragraph-rsid="0011ab06" style:font-size-asian="12pt" style:font-weight-asian="normal" style:font-size-complex="12pt" style:font-weight-complex="normal"/>
    </style:style>
    <style:style style:name="P32" style:family="paragraph" style:parent-style-name="Standard">
      <style:text-properties fo:color="#000000" loext:opacity="100%" style:font-name="Arial" fo:font-size="12pt" style:text-underline-style="none" fo:font-weight="normal" officeooo:rsid="003bd0bc" officeooo:paragraph-rsid="003bd0bc" style:font-size-asian="12pt" style:font-weight-asian="normal" style:font-size-complex="12pt" style:font-weight-complex="normal"/>
    </style:style>
    <style:style style:name="P33" style:family="paragraph" style:parent-style-name="Standard">
      <style:text-properties fo:color="#000000" loext:opacity="100%" style:font-name="Arial" fo:font-size="12pt" style:text-underline-style="none" fo:font-weight="normal" officeooo:rsid="0076ebf3" officeooo:paragraph-rsid="0076ebf3" style:font-size-asian="12pt" style:font-weight-asian="normal" style:font-size-complex="12pt" style:font-weight-complex="normal"/>
    </style:style>
    <style:style style:name="P34" style:family="paragraph" style:parent-style-name="Standard">
      <style:text-properties fo:color="#000000" loext:opacity="100%" style:font-name="Arial" fo:font-size="12pt" style:text-underline-style="none" fo:font-weight="normal" officeooo:rsid="0076ebf3" officeooo:paragraph-rsid="0078aa69" style:font-size-asian="12pt" style:font-weight-asian="normal" style:font-size-complex="12pt" style:font-weight-complex="normal"/>
    </style:style>
    <style:style style:name="P35" style:family="paragraph" style:parent-style-name="Standard">
      <style:text-properties fo:color="#000000" loext:opacity="100%" style:font-name="Arial" fo:font-size="12pt" style:text-underline-style="none" fo:font-weight="normal" officeooo:rsid="0076ebf3" officeooo:paragraph-rsid="007a669d" style:font-size-asian="12pt" style:font-weight-asian="normal" style:font-size-complex="12pt" style:font-weight-complex="normal"/>
    </style:style>
    <style:style style:name="P36" style:family="paragraph" style:parent-style-name="Standard">
      <style:text-properties fo:color="#000000" loext:opacity="100%" style:font-name="Arial" fo:font-size="12pt" style:text-underline-style="none" fo:font-weight="normal" officeooo:rsid="007a669d" officeooo:paragraph-rsid="007a669d" style:font-size-asian="12pt" style:font-weight-asian="normal" style:font-size-complex="12pt" style:font-weight-complex="normal"/>
    </style:style>
    <style:style style:name="P37" style:family="paragraph" style:parent-style-name="Standard">
      <style:text-properties fo:color="#000000" loext:opacity="100%" style:font-name="Arial" fo:font-size="12pt" style:text-underline-style="none" fo:font-weight="normal" officeooo:rsid="007ac65e" officeooo:paragraph-rsid="007ac65e" style:font-size-asian="12pt" style:font-weight-asian="normal" style:font-size-complex="12pt" style:font-weight-complex="normal"/>
    </style:style>
    <style:style style:name="P38" style:family="paragraph" style:parent-style-name="Standard">
      <style:text-properties fo:color="#000000" loext:opacity="100%" style:font-name="Arial" fo:font-size="12pt" style:text-underline-style="solid" style:text-underline-width="auto" style:text-underline-color="font-color" fo:font-weight="bold" officeooo:rsid="00a9fe5e" officeooo:paragraph-rsid="00a9fe5e" style:font-size-asian="10.5pt" style:font-weight-asian="bold" style:font-size-complex="12pt" style:font-weight-complex="bold"/>
    </style:style>
    <style:style style:name="P39" style:family="paragraph" style:parent-style-name="Standard">
      <style:text-properties fo:color="#000000" loext:opacity="100%" style:font-name="Arial" fo:font-size="13pt" style:text-underline-style="solid" style:text-underline-width="auto" style:text-underline-color="font-color" fo:font-weight="bold" officeooo:rsid="0013a944" officeooo:paragraph-rsid="0013a944" style:font-size-asian="13pt" style:font-weight-asian="bold" style:font-size-complex="13pt" style:font-weight-complex="bold"/>
    </style:style>
    <style:style style:name="P40" style:family="paragraph" style:parent-style-name="Standard">
      <style:text-properties fo:color="#000000" loext:opacity="100%" style:font-name="Arial" fo:font-size="13pt" style:text-underline-style="solid" style:text-underline-width="auto" style:text-underline-color="font-color" fo:font-weight="bold" officeooo:rsid="0018d457" officeooo:paragraph-rsid="0018d457" style:font-size-asian="13pt" style:font-weight-asian="bold" style:font-size-complex="13pt" style:font-weight-complex="bold"/>
    </style:style>
    <style:style style:name="P41" style:family="paragraph" style:parent-style-name="Table_20_Contents">
      <style:text-properties style:font-name="Arial" fo:font-size="12pt" officeooo:rsid="0018d457" officeooo:paragraph-rsid="0018d457" style:font-size-asian="10.5pt" style:font-size-complex="12pt"/>
    </style:style>
    <style:style style:name="P42" style:family="paragraph" style:parent-style-name="Table_20_Contents">
      <style:text-properties style:font-name="Arial" fo:font-size="12pt" officeooo:rsid="0019b4a8" officeooo:paragraph-rsid="0019b4a8" style:font-size-asian="10.5pt" style:font-size-complex="12pt"/>
    </style:style>
    <style:style style:name="P43" style:family="paragraph" style:parent-style-name="Table_20_Contents">
      <style:text-properties style:font-name="Arial" fo:font-size="12pt" officeooo:rsid="001b653d" officeooo:paragraph-rsid="001b653d" style:font-size-asian="10.5pt" style:font-size-complex="12pt"/>
    </style:style>
    <style:style style:name="P44" style:family="paragraph" style:parent-style-name="Table_20_Contents">
      <style:text-properties style:font-name="Arial" fo:font-size="12pt" officeooo:rsid="00256947" officeooo:paragraph-rsid="00256947" style:font-size-asian="10.5pt" style:font-size-complex="12pt"/>
    </style:style>
    <style:style style:name="P45" style:family="paragraph" style:parent-style-name="Table_20_Contents">
      <style:text-properties style:font-name="Arial" fo:font-size="12pt" officeooo:rsid="0025a95c" officeooo:paragraph-rsid="0025a95c" style:font-size-asian="10.5pt" style:font-size-complex="12pt"/>
    </style:style>
    <style:style style:name="P46" style:family="paragraph" style:parent-style-name="Table_20_Contents">
      <style:text-properties style:font-name="Arial" fo:font-size="12pt" officeooo:rsid="0025a95c" officeooo:paragraph-rsid="0026923a" style:font-size-asian="10.5pt" style:font-size-complex="12pt"/>
    </style:style>
    <style:style style:name="P47" style:family="paragraph" style:parent-style-name="Table_20_Contents">
      <style:text-properties style:font-name="Arial" fo:font-size="12pt" officeooo:rsid="00281b10" officeooo:paragraph-rsid="00281b10" style:font-size-asian="10.5pt" style:font-size-complex="12pt"/>
    </style:style>
    <style:style style:name="P48" style:family="paragraph" style:parent-style-name="Table_20_Contents">
      <style:text-properties style:font-name="Arial" fo:font-size="12pt" officeooo:rsid="002e2671" officeooo:paragraph-rsid="002e2671" style:font-size-asian="10.5pt" style:font-size-complex="12pt"/>
    </style:style>
    <style:style style:name="P49" style:family="paragraph" style:parent-style-name="Table_20_Contents">
      <style:text-properties style:font-name="Arial" fo:font-size="12pt" officeooo:rsid="00303070" officeooo:paragraph-rsid="00303070" style:font-size-asian="10.5pt" style:font-size-complex="12pt"/>
    </style:style>
    <style:style style:name="P50" style:family="paragraph" style:parent-style-name="Table_20_Contents">
      <style:text-properties style:font-name="Arial" fo:font-size="12pt" officeooo:rsid="00303070" officeooo:paragraph-rsid="00317e22" style:font-size-asian="10.5pt" style:font-size-complex="12pt"/>
    </style:style>
    <style:style style:name="P51" style:family="paragraph" style:parent-style-name="Table_20_Contents">
      <style:text-properties style:font-name="Arial" fo:font-size="12pt" officeooo:rsid="00317e22" officeooo:paragraph-rsid="00317e22" style:font-size-asian="10.5pt" style:font-size-complex="12pt"/>
    </style:style>
    <style:style style:name="P52" style:family="paragraph" style:parent-style-name="Table_20_Contents">
      <style:text-properties style:font-name="Arial" fo:font-size="12pt" officeooo:rsid="0032bb72" officeooo:paragraph-rsid="0032bb72" style:font-size-asian="10.5pt" style:font-size-complex="12pt"/>
    </style:style>
    <style:style style:name="P53" style:family="paragraph" style:parent-style-name="Table_20_Contents">
      <style:text-properties style:font-name="Arial" fo:font-size="12pt" officeooo:rsid="0080d805" officeooo:paragraph-rsid="0080d805" style:font-size-asian="10.5pt" style:font-size-complex="12pt"/>
    </style:style>
    <style:style style:name="P54" style:family="paragraph" style:parent-style-name="Table_20_Contents">
      <style:text-properties style:font-name="Arial" fo:font-size="12pt" officeooo:rsid="0081d4f1" officeooo:paragraph-rsid="0081d4f1" style:font-size-asian="10.5pt" style:font-size-complex="12pt"/>
    </style:style>
    <style:style style:name="P55" style:family="paragraph" style:parent-style-name="Table_20_Contents">
      <style:text-properties style:font-name="Arial" fo:font-size="12pt" officeooo:rsid="0081d4f1" officeooo:paragraph-rsid="00839e94" style:font-size-asian="10.5pt" style:font-size-complex="12pt"/>
    </style:style>
    <style:style style:name="P56" style:family="paragraph" style:parent-style-name="Table_20_Contents">
      <style:text-properties style:font-name="Arial" fo:font-size="12pt" officeooo:rsid="00839e94" officeooo:paragraph-rsid="00839e94" style:font-size-asian="10.5pt" style:font-size-complex="12pt"/>
    </style:style>
    <style:style style:name="P57" style:family="paragraph" style:parent-style-name="Table_20_Contents">
      <style:text-properties style:font-name="Arial" fo:font-size="12pt" officeooo:rsid="00839e94" officeooo:paragraph-rsid="008847be" style:font-size-asian="10.5pt" style:font-size-complex="12pt"/>
    </style:style>
    <style:style style:name="P58" style:family="paragraph" style:parent-style-name="Table_20_Contents">
      <style:text-properties style:font-name="Arial" fo:font-size="12pt" officeooo:rsid="008e2a11" officeooo:paragraph-rsid="008847be" style:font-size-asian="10.5pt" style:font-size-complex="12pt"/>
    </style:style>
    <style:style style:name="P59" style:family="paragraph" style:parent-style-name="Table_20_Contents">
      <style:text-properties style:font-name="Arial" fo:font-size="12pt" officeooo:rsid="008f444a" officeooo:paragraph-rsid="008f444a" style:font-size-asian="10.5pt" style:font-size-complex="12pt"/>
    </style:style>
    <style:style style:name="P60" style:family="paragraph" style:parent-style-name="Table_20_Contents">
      <style:text-properties style:font-name="Arial" fo:font-size="12pt" officeooo:rsid="008ce7d4" officeooo:paragraph-rsid="008ce7d4" style:font-size-asian="10.5pt" style:font-size-complex="12pt"/>
    </style:style>
    <style:style style:name="P61" style:family="paragraph" style:parent-style-name="Table_20_Contents">
      <style:text-properties style:font-name="Arial" fo:font-size="12pt" officeooo:rsid="008ce7d4" officeooo:paragraph-rsid="008f444a" style:font-size-asian="10.5pt" style:font-size-complex="12pt"/>
    </style:style>
    <style:style style:name="P62" style:family="paragraph" style:parent-style-name="Table_20_Contents">
      <style:text-properties style:font-name="Arial" fo:font-size="12pt" officeooo:rsid="008fb75b" officeooo:paragraph-rsid="008fb75b" style:font-size-asian="10.5pt" style:font-size-complex="12pt"/>
    </style:style>
    <style:style style:name="P63" style:family="paragraph" style:parent-style-name="Table_20_Contents">
      <style:text-properties style:font-name="Arial" fo:font-size="12pt" officeooo:rsid="0090e8b7" officeooo:paragraph-rsid="0090e8b7" style:font-size-asian="10.5pt" style:font-size-complex="12pt"/>
    </style:style>
    <style:style style:name="P64" style:family="paragraph" style:parent-style-name="Table_20_Contents">
      <style:text-properties style:font-name="Arial" fo:font-size="12pt" officeooo:rsid="0091e593" officeooo:paragraph-rsid="0091e593" style:font-size-asian="10.5pt" style:font-size-complex="12pt"/>
    </style:style>
    <style:style style:name="P65" style:family="paragraph" style:parent-style-name="Table_20_Contents">
      <style:text-properties style:font-name="Arial" fo:font-size="12pt" officeooo:rsid="009225e3" officeooo:paragraph-rsid="009225e3" style:font-size-asian="10.5pt" style:font-size-complex="12pt"/>
    </style:style>
    <style:style style:name="P66" style:family="paragraph" style:parent-style-name="Table_20_Contents">
      <style:text-properties style:font-name="Arial" fo:font-size="12pt" officeooo:rsid="009548bd" officeooo:paragraph-rsid="009548bd" style:font-size-asian="10.5pt" style:font-size-complex="12pt"/>
    </style:style>
    <style:style style:name="P67" style:family="paragraph" style:parent-style-name="Table_20_Contents">
      <style:text-properties style:font-name="Arial" fo:font-size="12pt" officeooo:rsid="00957a65" officeooo:paragraph-rsid="00957a65" style:font-size-asian="10.5pt" style:font-size-complex="12pt"/>
    </style:style>
    <style:style style:name="P68" style:family="paragraph" style:parent-style-name="Table_20_Contents">
      <style:text-properties style:font-name="Arial" fo:font-size="12pt" officeooo:rsid="0095f4af" officeooo:paragraph-rsid="0095f4af" style:font-size-asian="10.5pt" style:font-size-complex="12pt"/>
    </style:style>
    <style:style style:name="P69" style:family="paragraph" style:parent-style-name="Table_20_Contents">
      <style:text-properties style:font-name="Arial" fo:font-size="12pt" officeooo:rsid="0097b44e" officeooo:paragraph-rsid="0097b44e" style:font-size-asian="10.5pt" style:font-size-complex="12pt"/>
    </style:style>
    <style:style style:name="P70" style:family="paragraph" style:parent-style-name="Table_20_Contents">
      <style:text-properties style:font-name="Arial" fo:font-size="12pt" officeooo:rsid="00990b3f" officeooo:paragraph-rsid="00990b3f" style:font-size-asian="10.5pt" style:font-size-complex="12pt"/>
    </style:style>
    <style:style style:name="P71" style:family="paragraph" style:parent-style-name="Table_20_Contents">
      <style:text-properties style:font-name="Arial" fo:font-size="12pt" officeooo:rsid="009ad859" officeooo:paragraph-rsid="009ad859" style:font-size-asian="10.5pt" style:font-size-complex="12pt"/>
    </style:style>
    <style:style style:name="P72" style:family="paragraph" style:parent-style-name="Table_20_Contents">
      <style:text-properties style:font-name="Arial" fo:font-size="12pt" officeooo:rsid="009b5f6e" officeooo:paragraph-rsid="009b5f6e" style:font-size-asian="10.5pt" style:font-size-complex="12pt"/>
    </style:style>
    <style:style style:name="P73" style:family="paragraph" style:parent-style-name="Table_20_Contents">
      <style:text-properties style:font-name="Arial" fo:font-size="12pt" officeooo:rsid="009b7454" officeooo:paragraph-rsid="009b7454" style:font-size-asian="10.5pt" style:font-size-complex="12pt"/>
    </style:style>
    <style:style style:name="P74" style:family="paragraph" style:parent-style-name="Table_20_Contents">
      <style:text-properties style:font-name="Arial" fo:font-size="12pt" officeooo:rsid="009bdecd" officeooo:paragraph-rsid="009edd71" style:font-size-asian="10.5pt" style:font-size-complex="12pt"/>
    </style:style>
    <style:style style:name="P75" style:family="paragraph" style:parent-style-name="Table_20_Contents">
      <style:text-properties style:font-name="Arial" fo:font-size="12pt" officeooo:rsid="009e337b" officeooo:paragraph-rsid="009e337b" style:font-size-asian="10.5pt" style:font-size-complex="12pt"/>
    </style:style>
    <style:style style:name="P76" style:family="paragraph" style:parent-style-name="Table_20_Contents">
      <style:text-properties style:font-name="Arial" fo:font-size="12pt" officeooo:rsid="009edd71" officeooo:paragraph-rsid="009edd71" style:font-size-asian="10.5pt" style:font-size-complex="12pt"/>
    </style:style>
    <style:style style:name="P77" style:family="paragraph" style:parent-style-name="Table_20_Contents">
      <style:text-properties style:font-name="Arial" fo:font-size="12pt" officeooo:rsid="00a0be3e" officeooo:paragraph-rsid="00a0be3e" style:font-size-asian="10.5pt" style:font-size-complex="12pt"/>
    </style:style>
    <style:style style:name="P78" style:family="paragraph" style:parent-style-name="Table_20_Contents">
      <style:text-properties style:font-name="Arial" fo:font-size="12pt" officeooo:rsid="00a1c2ac" officeooo:paragraph-rsid="00a1c2ac" style:font-size-asian="10.5pt" style:font-size-complex="12pt"/>
    </style:style>
    <style:style style:name="P79" style:family="paragraph" style:parent-style-name="Table_20_Contents">
      <style:text-properties style:font-name="Arial" fo:font-size="12pt" officeooo:rsid="00a3b6e8" officeooo:paragraph-rsid="00a3b6e8" style:font-size-asian="10.5pt" style:font-size-complex="12pt"/>
    </style:style>
    <style:style style:name="P80" style:family="paragraph" style:parent-style-name="Table_20_Contents">
      <style:text-properties style:font-name="Arial" fo:font-size="12pt" officeooo:rsid="00a44108" officeooo:paragraph-rsid="00a44108" style:font-size-asian="10.5pt" style:font-size-complex="12pt"/>
    </style:style>
    <style:style style:name="P81" style:family="paragraph" style:parent-style-name="Table_20_Contents">
      <style:text-properties style:font-name="Arial" fo:font-size="12pt" officeooo:rsid="00a5b602" officeooo:paragraph-rsid="00a5b602" style:font-size-asian="10.5pt" style:font-size-complex="12pt"/>
    </style:style>
    <style:style style:name="P82" style:family="paragraph" style:parent-style-name="Table_20_Contents">
      <style:text-properties style:font-name="Arial" fo:font-size="12pt" officeooo:rsid="00a691ba" officeooo:paragraph-rsid="00a691ba" style:font-size-asian="10.5pt" style:font-size-complex="12pt"/>
    </style:style>
    <style:style style:name="P83" style:family="paragraph" style:parent-style-name="Table_20_Contents">
      <style:text-properties style:font-name="Arial" fo:font-size="12pt" officeooo:rsid="00a74a58" officeooo:paragraph-rsid="00a74a58" style:font-size-asian="10.5pt" style:font-size-complex="12pt"/>
    </style:style>
    <style:style style:name="P84" style:family="paragraph" style:parent-style-name="Table_20_Contents">
      <style:text-properties style:font-name="Arial" fo:font-size="12pt" officeooo:rsid="00a92e4f" officeooo:paragraph-rsid="00a92e4f" style:font-size-asian="10.5pt" style:font-size-complex="12pt"/>
    </style:style>
    <style:style style:name="P85" style:family="paragraph" style:parent-style-name="Table_20_Contents">
      <style:text-properties style:font-name="Arial" fo:font-size="12pt" officeooo:rsid="00b23ec5" officeooo:paragraph-rsid="00b23ec5" style:font-size-asian="10.5pt" style:font-size-complex="12pt"/>
    </style:style>
    <style:style style:name="P86" style:family="paragraph" style:parent-style-name="Table_20_Contents">
      <style:text-properties style:font-name="Arial" fo:font-size="12pt" officeooo:rsid="00b27b15" officeooo:paragraph-rsid="00b27b15" style:font-size-asian="10.5pt" style:font-size-complex="12pt"/>
    </style:style>
    <style:style style:name="P87" style:family="paragraph" style:parent-style-name="Table_20_Contents">
      <style:text-properties style:font-name="Arial" fo:font-size="12pt" officeooo:rsid="00b349d4" officeooo:paragraph-rsid="00b349d4" style:font-size-asian="10.5pt" style:font-size-complex="12pt"/>
    </style:style>
    <style:style style:name="P88" style:family="paragraph" style:parent-style-name="Table_20_Contents">
      <style:text-properties style:font-name="Arial" fo:font-size="12pt" officeooo:rsid="00b5f31c" officeooo:paragraph-rsid="00b5f31c" style:font-size-asian="10.5pt" style:font-size-complex="12pt"/>
    </style:style>
    <style:style style:name="P89" style:family="paragraph" style:parent-style-name="Table_20_Contents">
      <style:text-properties style:font-name="Arial" fo:font-size="12pt" officeooo:rsid="00b79fe9" officeooo:paragraph-rsid="00b79fe9" style:font-size-asian="10.5pt" style:font-size-complex="12pt"/>
    </style:style>
    <style:style style:name="P90" style:family="paragraph" style:parent-style-name="Table_20_Contents">
      <style:text-properties style:font-name="Arial" fo:font-size="12pt" officeooo:rsid="00b88292" officeooo:paragraph-rsid="00b88292" style:font-size-asian="10.5pt" style:font-size-complex="12pt"/>
    </style:style>
    <style:style style:name="P91" style:family="paragraph" style:parent-style-name="Table_20_Contents">
      <style:text-properties style:font-name="Arial" fo:font-size="12pt" officeooo:rsid="00b8f5d9" officeooo:paragraph-rsid="00b8f5d9" style:font-size-asian="10.5pt" style:font-size-complex="12pt"/>
    </style:style>
    <style:style style:name="P92" style:family="paragraph" style:parent-style-name="Table_20_Contents">
      <style:text-properties style:font-name="Arial" fo:font-size="12pt" officeooo:rsid="00b9899b" officeooo:paragraph-rsid="00b9899b" style:font-size-asian="10.5pt" style:font-size-complex="12pt"/>
    </style:style>
    <style:style style:name="P93" style:family="paragraph" style:parent-style-name="Table_20_Contents">
      <style:text-properties style:font-name="Arial" fo:font-size="12pt" officeooo:rsid="00bb531b" officeooo:paragraph-rsid="00bb531b" style:font-size-asian="10.5pt" style:font-size-complex="12pt"/>
    </style:style>
    <style:style style:name="P94" style:family="paragraph" style:parent-style-name="Table_20_Contents">
      <style:text-properties style:font-name="Arial" fo:font-size="12pt" officeooo:rsid="00bc46b1" officeooo:paragraph-rsid="00bc46b1" style:font-size-asian="10.5pt" style:font-size-complex="12pt"/>
    </style:style>
    <style:style style:name="P95" style:family="paragraph" style:parent-style-name="Table_20_Contents">
      <style:text-properties style:font-name="Arial" fo:font-size="12pt" officeooo:rsid="00bddf44" officeooo:paragraph-rsid="00bddf44" style:font-size-asian="10.5pt" style:font-size-complex="12pt"/>
    </style:style>
    <style:style style:name="P96" style:family="paragraph" style:parent-style-name="Table_20_Contents">
      <style:text-properties style:font-name="Arial" fo:font-size="12pt" officeooo:rsid="003bd0bc" officeooo:paragraph-rsid="003bd0bc" style:font-size-asian="12pt" style:font-size-complex="12pt"/>
    </style:style>
    <style:style style:name="P97" style:family="paragraph" style:parent-style-name="Table_20_Contents">
      <style:text-properties style:font-name="Arial" fo:font-size="12pt" officeooo:rsid="003bd0bc" officeooo:paragraph-rsid="003d5009" style:font-size-asian="12pt" style:font-size-complex="12pt"/>
    </style:style>
    <style:style style:name="P98" style:family="paragraph" style:parent-style-name="Table_20_Contents">
      <style:text-properties style:font-name="Arial" fo:font-size="12pt" officeooo:rsid="003dd846" officeooo:paragraph-rsid="003dd846" style:font-size-asian="12pt" style:font-size-complex="12pt"/>
    </style:style>
    <style:style style:name="P99" style:family="paragraph" style:parent-style-name="Table_20_Contents">
      <style:text-properties style:font-name="Arial" fo:font-size="12pt" officeooo:rsid="003dd846" officeooo:paragraph-rsid="0044fcd1" style:font-size-asian="12pt" style:font-size-complex="12pt"/>
    </style:style>
    <style:style style:name="P100" style:family="paragraph" style:parent-style-name="Table_20_Contents">
      <style:text-properties style:font-name="Arial" fo:font-size="12pt" officeooo:rsid="00411be4" officeooo:paragraph-rsid="00411be4" style:font-size-asian="12pt" style:font-size-complex="12pt"/>
    </style:style>
    <style:style style:name="P101" style:family="paragraph" style:parent-style-name="Table_20_Contents">
      <style:text-properties style:font-name="Arial" fo:font-size="12pt" officeooo:rsid="00411be4" officeooo:paragraph-rsid="0041e82c" style:font-size-asian="12pt" style:font-size-complex="12pt"/>
    </style:style>
    <style:style style:name="P102" style:family="paragraph" style:parent-style-name="Table_20_Contents">
      <style:text-properties style:font-name="Arial" fo:font-size="12pt" officeooo:rsid="00411be4" officeooo:paragraph-rsid="0044fcd1" style:font-size-asian="12pt" style:font-size-complex="12pt"/>
    </style:style>
    <style:style style:name="P103" style:family="paragraph" style:parent-style-name="Table_20_Contents">
      <style:text-properties style:font-name="Arial" fo:font-size="12pt" officeooo:rsid="0041e82c" officeooo:paragraph-rsid="0041e82c" style:font-size-asian="12pt" style:font-size-complex="12pt"/>
    </style:style>
    <style:style style:name="P104" style:family="paragraph" style:parent-style-name="Table_20_Contents">
      <style:text-properties style:font-name="Arial" fo:font-size="12pt" officeooo:rsid="0041e82c" officeooo:paragraph-rsid="00437f2a" style:font-size-asian="12pt" style:font-size-complex="12pt"/>
    </style:style>
    <style:style style:name="P105" style:family="paragraph" style:parent-style-name="Table_20_Contents">
      <style:text-properties style:font-name="Arial" fo:font-size="12pt" officeooo:rsid="0041e82c" officeooo:paragraph-rsid="0044fcd1" style:font-size-asian="12pt" style:font-size-complex="12pt"/>
    </style:style>
    <style:style style:name="P106" style:family="paragraph" style:parent-style-name="Table_20_Contents">
      <style:text-properties style:font-name="Arial" fo:font-size="12pt" officeooo:rsid="00437f2a" officeooo:paragraph-rsid="00437f2a" style:font-size-asian="12pt" style:font-size-complex="12pt"/>
    </style:style>
    <style:style style:name="P107" style:family="paragraph" style:parent-style-name="Table_20_Contents">
      <style:text-properties style:font-name="Arial" fo:font-size="12pt" officeooo:rsid="00437f2a" officeooo:paragraph-rsid="00468925" style:font-size-asian="12pt" style:font-size-complex="12pt"/>
    </style:style>
    <style:style style:name="P108" style:family="paragraph" style:parent-style-name="Table_20_Contents">
      <style:text-properties style:font-name="Arial" fo:font-size="12pt" officeooo:rsid="00437f2a" officeooo:paragraph-rsid="00479ca8" style:font-size-asian="12pt" style:font-size-complex="12pt"/>
    </style:style>
    <style:style style:name="P109" style:family="paragraph" style:parent-style-name="Table_20_Contents">
      <style:text-properties style:font-name="Arial" fo:font-size="12pt" officeooo:rsid="0044fcd1" officeooo:paragraph-rsid="0044fcd1" style:font-size-asian="12pt" style:font-size-complex="12pt"/>
    </style:style>
    <style:style style:name="P110" style:family="paragraph" style:parent-style-name="Table_20_Contents">
      <style:text-properties style:font-name="Arial" fo:font-size="12pt" officeooo:rsid="004802bb" officeooo:paragraph-rsid="004802bb" style:font-size-asian="12pt" style:font-size-complex="12pt"/>
    </style:style>
    <style:style style:name="P111" style:family="paragraph" style:parent-style-name="Table_20_Contents">
      <style:text-properties style:font-name="Arial" fo:font-size="12pt" officeooo:rsid="004a9a7b" officeooo:paragraph-rsid="004a9a7b" style:font-size-asian="12pt" style:font-size-complex="12pt"/>
    </style:style>
    <style:style style:name="P112" style:family="paragraph" style:parent-style-name="Table_20_Contents">
      <style:text-properties style:font-name="Arial" fo:font-size="12pt" officeooo:rsid="004cb82a" officeooo:paragraph-rsid="004cb82a" style:font-size-asian="12pt" style:font-size-complex="12pt"/>
    </style:style>
    <style:style style:name="P113" style:family="paragraph" style:parent-style-name="Table_20_Contents">
      <style:text-properties style:font-name="Arial" fo:font-size="12pt" officeooo:rsid="004dfd09" officeooo:paragraph-rsid="004dfd09" style:font-size-asian="12pt" style:font-size-complex="12pt"/>
    </style:style>
    <style:style style:name="P114" style:family="paragraph" style:parent-style-name="Table_20_Contents">
      <style:text-properties style:font-name="Arial" fo:font-size="12pt" officeooo:rsid="004f1bab" officeooo:paragraph-rsid="004f1bab" style:font-size-asian="12pt" style:font-size-complex="12pt"/>
    </style:style>
    <style:style style:name="P115" style:family="paragraph" style:parent-style-name="Table_20_Contents">
      <style:text-properties style:font-name="Arial" fo:font-size="12pt" officeooo:rsid="00502988" officeooo:paragraph-rsid="00502988" style:font-size-asian="12pt" style:font-size-complex="12pt"/>
    </style:style>
    <style:style style:name="P116" style:family="paragraph" style:parent-style-name="Table_20_Contents">
      <style:text-properties style:font-name="Arial" fo:font-size="12pt" officeooo:rsid="00520087" officeooo:paragraph-rsid="00520087" style:font-size-asian="12pt" style:font-size-complex="12pt"/>
    </style:style>
    <style:style style:name="P117" style:family="paragraph" style:parent-style-name="Table_20_Contents">
      <style:text-properties style:font-name="Arial" fo:font-size="12pt" officeooo:rsid="00527089" officeooo:paragraph-rsid="00527089" style:font-size-asian="12pt" style:font-size-complex="12pt"/>
    </style:style>
    <style:style style:name="P118" style:family="paragraph" style:parent-style-name="Table_20_Contents">
      <style:text-properties style:font-name="Arial" fo:font-size="12pt" officeooo:rsid="00540ea6" officeooo:paragraph-rsid="00540ea6" style:font-size-asian="12pt" style:font-size-complex="12pt"/>
    </style:style>
    <style:style style:name="P119" style:family="paragraph" style:parent-style-name="Table_20_Contents">
      <style:text-properties style:font-name="Arial" fo:font-size="12pt" officeooo:rsid="0055b114" officeooo:paragraph-rsid="0055b114" style:font-size-asian="12pt" style:font-size-complex="12pt"/>
    </style:style>
    <style:style style:name="P120" style:family="paragraph" style:parent-style-name="Table_20_Contents">
      <style:text-properties style:font-name="Arial" fo:font-size="12pt" officeooo:rsid="005a92bc" officeooo:paragraph-rsid="005a92bc" style:font-size-asian="12pt" style:font-size-complex="12pt"/>
    </style:style>
    <style:style style:name="P121" style:family="paragraph" style:parent-style-name="Table_20_Contents">
      <style:text-properties style:font-name="Arial" fo:font-size="12pt" officeooo:rsid="005bb95f" officeooo:paragraph-rsid="005bb95f" style:font-size-asian="12pt" style:font-size-complex="12pt"/>
    </style:style>
    <style:style style:name="P122" style:family="paragraph" style:parent-style-name="Table_20_Contents">
      <style:text-properties style:font-name="Arial" fo:font-size="12pt" officeooo:rsid="0060c617" officeooo:paragraph-rsid="0060c617" style:font-size-asian="12pt" style:font-size-complex="12pt"/>
    </style:style>
    <style:style style:name="P123" style:family="paragraph" style:parent-style-name="Table_20_Contents">
      <style:text-properties style:font-name="Arial" fo:font-size="12pt" officeooo:rsid="00627881" officeooo:paragraph-rsid="00627881" style:font-size-asian="12pt" style:font-size-complex="12pt"/>
    </style:style>
    <style:style style:name="P124" style:family="paragraph" style:parent-style-name="Table_20_Contents">
      <style:text-properties style:font-name="Arial" fo:font-size="12pt" officeooo:rsid="0064c306" officeooo:paragraph-rsid="0064c306" style:font-size-asian="12pt" style:font-size-complex="12pt"/>
    </style:style>
    <style:style style:name="P125" style:family="paragraph" style:parent-style-name="Table_20_Contents">
      <style:text-properties style:font-name="Arial" fo:font-size="12pt" officeooo:rsid="006525ee" officeooo:paragraph-rsid="006525ee" style:font-size-asian="12pt" style:font-size-complex="12pt"/>
    </style:style>
    <style:style style:name="P126" style:family="paragraph" style:parent-style-name="Table_20_Contents">
      <style:text-properties style:font-name="Arial" fo:font-size="12pt" officeooo:rsid="0066349f" officeooo:paragraph-rsid="00520087" style:font-size-asian="12pt" style:font-size-complex="12pt"/>
    </style:style>
    <style:style style:name="P127" style:family="paragraph" style:parent-style-name="Table_20_Contents">
      <style:text-properties style:font-name="Arial" fo:font-size="12pt" officeooo:rsid="0066349f" officeooo:paragraph-rsid="0069abed" style:font-size-asian="12pt" style:font-size-complex="12pt"/>
    </style:style>
    <style:style style:name="P128" style:family="paragraph" style:parent-style-name="Table_20_Contents">
      <style:text-properties style:font-name="Arial" fo:font-size="12pt" officeooo:rsid="0066349f" officeooo:paragraph-rsid="006d578d" style:font-size-asian="12pt" style:font-size-complex="12pt"/>
    </style:style>
    <style:style style:name="P129" style:family="paragraph" style:parent-style-name="Table_20_Contents">
      <style:text-properties style:font-name="Arial" fo:font-size="12pt" officeooo:rsid="0067e78a" officeooo:paragraph-rsid="0067e78a" style:font-size-asian="12pt" style:font-size-complex="12pt"/>
    </style:style>
    <style:style style:name="P130" style:family="paragraph" style:parent-style-name="Table_20_Contents">
      <style:text-properties style:font-name="Arial" fo:font-size="12pt" officeooo:rsid="006e22d6" officeooo:paragraph-rsid="006e22d6" style:font-size-asian="12pt" style:font-size-complex="12pt"/>
    </style:style>
    <style:style style:name="P131" style:family="paragraph" style:parent-style-name="Table_20_Contents">
      <style:text-properties style:font-name="Arial" fo:font-size="12pt" officeooo:rsid="006f57dc" officeooo:paragraph-rsid="006f57dc" style:font-size-asian="12pt" style:font-size-complex="12pt"/>
    </style:style>
    <style:style style:name="P132" style:family="paragraph" style:parent-style-name="Table_20_Contents">
      <style:text-properties style:font-name="Arial" fo:font-size="12pt" officeooo:rsid="0070d72e" officeooo:paragraph-rsid="0070d72e" style:font-size-asian="12pt" style:font-size-complex="12pt"/>
    </style:style>
    <style:style style:name="P133" style:family="paragraph" style:parent-style-name="Table_20_Contents">
      <style:text-properties style:font-name="Arial" fo:font-size="12pt" officeooo:rsid="00747ebc" officeooo:paragraph-rsid="00747ebc" style:font-size-asian="12pt" style:font-size-complex="12pt"/>
    </style:style>
    <style:style style:name="P134" style:family="paragraph" style:parent-style-name="Table_20_Contents">
      <style:text-properties style:font-name="Arial" fo:font-size="12pt" officeooo:rsid="006d578d" officeooo:paragraph-rsid="006d578d" style:font-size-asian="12pt" style:font-size-complex="12pt"/>
    </style:style>
    <style:style style:name="P135" style:family="paragraph" style:parent-style-name="Table_20_Contents">
      <style:text-properties style:font-name="Arial" fo:font-size="12pt" officeooo:rsid="00479ca8" officeooo:paragraph-rsid="00479ca8" style:font-size-asian="12pt" style:font-size-complex="12pt"/>
    </style:style>
    <style:style style:name="P136" style:family="paragraph" style:parent-style-name="Table_20_Contents">
      <style:text-properties style:font-name="Arial" fo:font-size="12pt" officeooo:rsid="00bb531b" officeooo:paragraph-rsid="00bb531b" style:font-size-asian="10.5pt" style:font-size-complex="12pt"/>
    </style:style>
    <style:style style:name="T1" style:family="text">
      <style:text-properties officeooo:rsid="00155a12"/>
    </style:style>
    <style:style style:name="T2"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3" style:family="text">
      <style:text-properties officeooo:rsid="00177404"/>
    </style:style>
    <style:style style:name="T4" style:family="text">
      <style:text-properties officeooo:rsid="001c9cf8"/>
    </style:style>
    <style:style style:name="T5" style:family="text">
      <style:text-properties officeooo:rsid="001e1955"/>
    </style:style>
    <style:style style:name="T6" style:family="text">
      <style:text-properties officeooo:rsid="001fa84d"/>
    </style:style>
    <style:style style:name="T7" style:family="text">
      <style:text-properties officeooo:rsid="00211683"/>
    </style:style>
    <style:style style:name="T8" style:family="text">
      <style:text-properties officeooo:rsid="00228d96"/>
    </style:style>
    <style:style style:name="T9" style:family="text">
      <style:text-properties officeooo:rsid="0023a3c1"/>
    </style:style>
    <style:style style:name="T10" style:family="text">
      <style:text-properties officeooo:rsid="00256947"/>
    </style:style>
    <style:style style:name="T11" style:family="text">
      <style:text-properties officeooo:rsid="0026923a"/>
    </style:style>
    <style:style style:name="T12" style:family="text">
      <style:text-properties officeooo:rsid="0026a7c7"/>
    </style:style>
    <style:style style:name="T13" style:family="text">
      <style:text-properties officeooo:rsid="002e38a2"/>
    </style:style>
    <style:style style:name="T14" style:family="text">
      <style:text-properties officeooo:rsid="00307219"/>
    </style:style>
    <style:style style:name="T15" style:family="text">
      <style:text-properties officeooo:rsid="0030beba"/>
    </style:style>
    <style:style style:name="T16" style:family="text">
      <style:text-properties officeooo:rsid="00317e22"/>
    </style:style>
    <style:style style:name="T17" style:family="text">
      <style:text-properties style:text-position="super 58%"/>
    </style:style>
    <style:style style:name="T18" style:family="text">
      <style:text-properties style:text-position="super 58%" officeooo:rsid="00317e22"/>
    </style:style>
    <style:style style:name="T19" style:family="text">
      <style:text-properties style:text-position="super 58%" officeooo:rsid="00380fe8"/>
    </style:style>
    <style:style style:name="T20" style:family="text">
      <style:text-properties fo:color="#000000" loext:opacity="100%"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officeooo:rsid="00380fe8"/>
    </style:style>
    <style:style style:name="T23" style:family="text">
      <style:text-properties officeooo:rsid="00393122"/>
    </style:style>
    <style:style style:name="T24" style:family="text">
      <style:text-properties officeooo:rsid="003b00b7"/>
    </style:style>
    <style:style style:name="T25" style:family="text">
      <style:text-properties officeooo:rsid="003c7dd1"/>
    </style:style>
    <style:style style:name="T26" style:family="text">
      <style:text-properties officeooo:rsid="003d5009"/>
    </style:style>
    <style:style style:name="T27" style:family="text">
      <style:text-properties officeooo:rsid="003f5ede"/>
    </style:style>
    <style:style style:name="T28" style:family="text">
      <style:text-properties officeooo:rsid="00411be4"/>
    </style:style>
    <style:style style:name="T29" style:family="text">
      <style:text-properties officeooo:rsid="0041e82c"/>
    </style:style>
    <style:style style:name="T30" style:family="text">
      <style:text-properties officeooo:rsid="00437f2a"/>
    </style:style>
    <style:style style:name="T31" style:family="text">
      <style:text-properties officeooo:rsid="0044fcd1"/>
    </style:style>
    <style:style style:name="T32" style:family="text">
      <style:text-properties officeooo:rsid="00479ca8"/>
    </style:style>
    <style:style style:name="T33" style:family="text">
      <style:text-properties officeooo:rsid="00481f40"/>
    </style:style>
    <style:style style:name="T34" style:family="text">
      <style:text-properties officeooo:rsid="00497c10"/>
    </style:style>
    <style:style style:name="T35" style:family="text">
      <style:text-properties officeooo:rsid="004a9a7b"/>
    </style:style>
    <style:style style:name="T36" style:family="text">
      <style:text-properties officeooo:rsid="004bc6f4"/>
    </style:style>
    <style:style style:name="T37" style:family="text">
      <style:text-properties officeooo:rsid="004f1bab"/>
    </style:style>
    <style:style style:name="T38" style:family="text">
      <style:text-properties officeooo:rsid="0055b114"/>
    </style:style>
    <style:style style:name="T39" style:family="text">
      <style:text-properties officeooo:rsid="0057655f"/>
    </style:style>
    <style:style style:name="T40" style:family="text">
      <style:text-properties officeooo:rsid="0059287a"/>
    </style:style>
    <style:style style:name="T41" style:family="text">
      <style:text-properties officeooo:rsid="005a92bc"/>
    </style:style>
    <style:style style:name="T42" style:family="text">
      <style:text-properties officeooo:rsid="005bb95f"/>
    </style:style>
    <style:style style:name="T43" style:family="text">
      <style:text-properties officeooo:rsid="005daf56"/>
    </style:style>
    <style:style style:name="T44" style:family="text">
      <style:text-properties officeooo:rsid="005f62ec"/>
    </style:style>
    <style:style style:name="T45" style:family="text">
      <style:text-properties officeooo:rsid="0060c617"/>
    </style:style>
    <style:style style:name="T46" style:family="text">
      <style:text-properties officeooo:rsid="00627881"/>
    </style:style>
    <style:style style:name="T47" style:family="text">
      <style:text-properties officeooo:rsid="0062efae"/>
    </style:style>
    <style:style style:name="T48" style:family="text">
      <style:text-properties officeooo:rsid="0063021c"/>
    </style:style>
    <style:style style:name="T49" style:family="text">
      <style:text-properties officeooo:rsid="0064c306"/>
    </style:style>
    <style:style style:name="T50" style:family="text">
      <style:text-properties officeooo:rsid="006974a2"/>
    </style:style>
    <style:style style:name="T51" style:family="text">
      <style:text-properties officeooo:rsid="006c5fcc"/>
    </style:style>
    <style:style style:name="T52" style:family="text">
      <style:text-properties officeooo:rsid="006d578d"/>
    </style:style>
    <style:style style:name="T53" style:family="text">
      <style:text-properties officeooo:rsid="0072c489"/>
    </style:style>
    <style:style style:name="T54" style:family="text">
      <style:text-properties officeooo:rsid="00747ebc"/>
    </style:style>
    <style:style style:name="T55" style:family="text">
      <style:text-properties officeooo:rsid="007487a8"/>
    </style:style>
    <style:style style:name="T56" style:family="text">
      <style:text-properties officeooo:rsid="0078aa69"/>
    </style:style>
    <style:style style:name="T57" style:family="text">
      <style:text-properties officeooo:rsid="007a1941"/>
    </style:style>
    <style:style style:name="T58" style:family="text">
      <style:text-properties fo:color="#c9211e" loext:opacity="100%" fo:font-size="13pt" style:text-underline-style="solid" style:text-underline-width="auto" style:text-underline-color="font-color" style:font-size-asian="13pt" style:font-size-complex="13pt"/>
    </style:style>
    <style:style style:name="T59" style:family="text">
      <style:text-properties officeooo:rsid="007b39a7"/>
    </style:style>
    <style:style style:name="T60" style:family="text">
      <style:text-properties officeooo:rsid="007ca686"/>
    </style:style>
    <style:style style:name="T61" style:family="text">
      <style:text-properties officeooo:rsid="007e9b3e"/>
    </style:style>
    <style:style style:name="T62" style:family="text">
      <style:text-properties officeooo:rsid="0081d4f1"/>
    </style:style>
    <style:style style:name="T63" style:family="text">
      <style:text-properties officeooo:rsid="00821258"/>
    </style:style>
    <style:style style:name="T64" style:family="text">
      <style:text-properties officeooo:rsid="00839e94"/>
    </style:style>
    <style:style style:name="T65" style:family="text">
      <style:text-properties officeooo:rsid="0085597b"/>
    </style:style>
    <style:style style:name="T66" style:family="text">
      <style:text-properties officeooo:rsid="008609d7"/>
    </style:style>
    <style:style style:name="T67" style:family="text">
      <style:text-properties officeooo:rsid="0086a607"/>
    </style:style>
    <style:style style:name="T68" style:family="text">
      <style:text-properties officeooo:rsid="008847be"/>
    </style:style>
    <style:style style:name="T69" style:family="text">
      <style:text-properties officeooo:rsid="0089f0d1"/>
    </style:style>
    <style:style style:name="T70" style:family="text">
      <style:text-properties officeooo:rsid="008e2a11"/>
    </style:style>
    <style:style style:name="T71" style:family="text">
      <style:text-properties officeooo:rsid="008f444a"/>
    </style:style>
    <style:style style:name="T72" style:family="text">
      <style:text-properties officeooo:rsid="008fb75b"/>
    </style:style>
    <style:style style:name="T73" style:family="text">
      <style:text-properties officeooo:rsid="0091885b"/>
    </style:style>
    <style:style style:name="T74" style:family="text">
      <style:text-properties officeooo:rsid="0091e593"/>
    </style:style>
    <style:style style:name="T75" style:family="text">
      <style:text-properties officeooo:rsid="00925ebc"/>
    </style:style>
    <style:style style:name="T76" style:family="text">
      <style:text-properties officeooo:rsid="00938679"/>
    </style:style>
    <style:style style:name="T77" style:family="text">
      <style:text-properties officeooo:rsid="00945658"/>
    </style:style>
    <style:style style:name="T78" style:family="text">
      <style:text-properties officeooo:rsid="009548bd"/>
    </style:style>
    <style:style style:name="T79" style:family="text">
      <style:text-properties officeooo:rsid="00957a65"/>
    </style:style>
    <style:style style:name="T80" style:family="text">
      <style:text-properties officeooo:rsid="0097b44e"/>
    </style:style>
    <style:style style:name="T81" style:family="text">
      <style:text-properties officeooo:rsid="009ad859"/>
    </style:style>
    <style:style style:name="T82" style:family="text">
      <style:text-properties officeooo:rsid="009b7454"/>
    </style:style>
    <style:style style:name="T83" style:family="text">
      <style:text-properties officeooo:rsid="009bdecd"/>
    </style:style>
    <style:style style:name="T84" style:family="text">
      <style:text-properties officeooo:rsid="009ce8e1"/>
    </style:style>
    <style:style style:name="T85" style:family="text">
      <style:text-properties officeooo:rsid="009e337b"/>
    </style:style>
    <style:style style:name="T86" style:family="text">
      <style:text-properties officeooo:rsid="009edd71"/>
    </style:style>
    <style:style style:name="T87" style:family="text">
      <style:text-properties officeooo:rsid="00a21293"/>
    </style:style>
    <style:style style:name="T88" style:family="text">
      <style:text-properties officeooo:rsid="00a3b6e8"/>
    </style:style>
    <style:style style:name="T89" style:family="text">
      <style:text-properties officeooo:rsid="00ab3cfe"/>
    </style:style>
    <style:style style:name="T90" style:family="text">
      <style:text-properties officeooo:rsid="00af1cec"/>
    </style:style>
    <style:style style:name="T91" style:family="text">
      <style:text-properties officeooo:rsid="00af5bc7"/>
    </style:style>
    <style:style style:name="T92" style:family="text">
      <style:text-properties officeooo:rsid="00b27b15"/>
    </style:style>
    <style:style style:name="T93" style:family="text">
      <style:text-properties officeooo:rsid="00b4ee3c"/>
    </style:style>
    <style:style style:name="T94" style:family="text">
      <style:text-properties officeooo:rsid="00b5f31c"/>
    </style:style>
    <style:style style:name="T95" style:family="text">
      <style:text-properties officeooo:rsid="00b79fe9"/>
    </style:style>
    <style:style style:name="T96" style:family="text">
      <style:text-properties officeooo:rsid="00bb531b"/>
    </style:style>
    <style:style style:name="T97" style:family="text">
      <style:text-properties officeooo:rsid="00bc46b1"/>
    </style:style>
    <style:style style:name="T98" style:family="text">
      <style:text-properties officeooo:rsid="00bd75c1"/>
    </style:style>
    <style:style style:name="T99" style:family="text">
      <style:text-properties officeooo:rsid="00bffea4"/>
    </style:style>
    <style:style style:name="T100" style:family="text">
      <style:text-properties officeooo:rsid="00c4150d"/>
    </style:style>
    <style:style style:name="T101" style:family="text">
      <style:text-properties officeooo:rsid="00c5d29d"/>
    </style:style>
    <style:style style:name="T102" style:family="text">
      <style:text-properties officeooo:rsid="00c77605"/>
    </style:style>
    <style:style style:name="T103" style:family="text">
      <style:text-properties officeooo:rsid="00c90355"/>
    </style:style>
    <style:style style:name="T104" style:family="text">
      <style:text-properties officeooo:rsid="00caa9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bjet d’étude 3 : La poésie du XIXème au XXIème siècle.</text:p>
      <text:p text:style-name="P1"/>
      <text:p text:style-name="P11">Extrait 1 : Marie</text:p>
      <text:p text:style-name="P31"/>
      <text:p text:style-name="P31"/>
      <text:p text:style-name="P39">Introduction :</text:p>
      <text:p text:style-name="P39"/>
      <text:p text:style-name="P15">La peintre et poétesse Marie Lanrancin, campagne et muse d’Apollinaire de 1907 à 1912 apparaît dans nombre poèmes d’Alcool dont Marie publiée pour la première fois en 1912 quelques moi après leurs ruptures. La portée autobiographique de ce texte est double, puisqu’il évoque aussi, Marie Dubois (souvenir d’une femme rencontrée en 1899 en Belgique). C’est un poème de facture plutôt simple, 5 quintiles, d’<text:span text:style-name="T3">octosyllabe</text:span> <text:span text:style-name="T1">s</text:span>auf un vers.</text:p>
      <text:p text:style-name="P16">Il s’agit d’une ode à la femme aimée s’inscrivant dans la tradition de la poésie lyrique.</text:p>
      <text:p text:style-name="P16"/>
      <text:p text:style-name="P17"><text:span text:style-name="T2">La problématique.</text:span> </text:p>
      <text:p text:style-name="P17"/>
      <text:p text:style-name="P17">Nous nous demanderons alors comment se poème réinvente une tradition poétique : la célébration de la femme aimée.</text:p>
      <text:p text:style-name="P17"/>
      <text:p text:style-name="P17"/>
      <text:p text:style-name="P40">Le plan :</text:p>
      <text:p text:style-name="P18"/>
      <text:p text:style-name="P18">Strophe 1 et 2 : évocation de la femme aimée </text:p>
      <text:p text:style-name="P18">Strophe 3 et 4 : action du temps sur l’amour </text:p>
      <text:p text:style-name="P18">Strophe 5 : réflexion sur la fuite du temps</text:p>
      <text:p text:style-name="P18"/>
      <text:p text:style-name="P18"/>
      <text:p text:style-name="P16"/>
      <table:table table:name="Tableau1" table:style-name="Tableau1">
        <table:table-column table:style-name="Tableau1.A"/>
        <table:table-column table:style-name="Tableau1.B"/>
        <table:table-column table:style-name="Tableau1.C"/>
        <table:table-row table:style-name="TableLine1673322540064">
          <table:table-cell table:style-name="Tableau1.A1" office:value-type="string">
            <text:p text:style-name="P41">Strophe 1</text:p>
          </table:table-cell>
          <table:table-cell table:style-name="Tableau1.A1" office:value-type="string">
            <text:p text:style-name="P41">Construction à l’envers, structure circulaire du poème, poème lyrique.</text:p>
            <text:p text:style-name="P42">Naissance heureuse de l’amour et du bonheur (vers 1). <text:span text:style-name="T4">Alternance de rime féminine et masculine. </text:span><text:span text:style-name="T5">Chiasme </text:span><text:span text:style-name="T6">(AB BA). </text:span><text:span text:style-name="T7">On ne sait pas le référent du Y. Futur. </text:span><text:span text:style-name="T8">Personnage de conte de fée. Allitération et assonance. </text:span><text:span text:style-name="T9">Rupture complexe au derniers vers avec un quatrain. Figure de style de la rupture. </text:span></text:p>
          </table:table-cell>
          <table:table-cell table:style-name="Tableau1.C1" office:value-type="string">
            <text:p text:style-name="P41">Apollinaire remonte le temps. Il retrace les étapes de son histoire amoureux avec elle.</text:p>
            <text:p text:style-name="P43">La relation amoureuse est source de bonheurs au début. <text:span text:style-name="T6">Croisement des personnages. Interpellation de Marie (destinateur du poème). </text:span><text:span text:style-name="T7">Souvenir prestigieux et valorisant de ces rencontres. Tentative de projeter ce bonheur dans le temps. </text:span><text:span text:style-name="T8">Atmosphère féerique. </text:span><text:span text:style-name="T9">Mise en valeur de Marie avec une suspension à la fin.</text:span></text:p>
          </table:table-cell>
        </table:table-row>
        <table:table-row table:style-name="TableLine1673322558208">
          <table:table-cell table:style-name="Tableau1.A2" office:value-type="string">
            <text:p text:style-name="P41"/>
            <text:p text:style-name="P44">Strophe 2</text:p>
          </table:table-cell>
          <table:table-cell table:style-name="Tableau1.A2" office:value-type="string">
            <text:p text:style-name="P41"/>
            <text:p text:style-name="P41">«<text:span text:style-name="T10">Masque» métonymie, mot ambigu. Connotation méliorative et péjorative. </text:span></text:p>
            <text:p text:style-name="P45">Vers 2, incertitude. Allitération avec le son s.</text:p>
            <text:p text:style-name="P45">Conjonction de coordination «et». </text:p>
            <text:p text:style-name="P46">Oui je veux, consentement. Conjonction de coordination. </text:p>
            <text:p text:style-name="P46"><text:span text:style-name="T11">A peine est dans un alexandrin (vers traditionnel). </text:span><text:span text:style-name="T12">Thème de l’amour douloureux.</text:span></text:p>
            <text:p text:style-name="P47">Allitération en m derniers vers, bégaiement.</text:p>
            <text:p text:style-name="P47">Mono syllabe</text:p>
          </table:table-cell>
          <table:table-cell table:style-name="Tableau1.C2" office:value-type="string">
            <text:p text:style-name="P41"/>
            <text:p text:style-name="P45">Le souvenir est entrain de s’estomper, sentiment du bonheur qui s’éloigne. Nouvelle rupture, tristesse explicite. Le poète et le poème devienne triste.</text:p>
            <text:p text:style-name="P45">Consentement total, à la fois atténué avec le mais et le à peine. Atténuation totale <text:span text:style-name="T12">de ces sentiments.</text:span></text:p>
            <text:p text:style-name="P47">Hachage des mots avec bégaiement.</text:p>
          </table:table-cell>
        </table:table-row>
        <table:table-row table:style-name="Tableau1.3">
          <table:table-cell table:style-name="Tableau1.A3" office:value-type="string">
            <text:p text:style-name="P41"/>
            <text:p text:style-name="P48"><text:soft-page-break/>Strophe <text:span text:style-name="T99">3</text:span></text:p>
          </table:table-cell>
          <table:table-cell table:style-name="Tableau1.A3" office:value-type="string">
            <text:p text:style-name="P41"/>
            <text:p text:style-name="P48"><text:soft-page-break/>Tutoiements. Évocation de l’être aimé que par fragment, métonymie (3). Allitération en n. Temporalité de l’Automne. «<text:span text:style-name="T13">Sais-je» questionnement, interrogation. « nos » pronom personnel première personne du pluriel.</text:span></text:p>
          </table:table-cell>
          <table:table-cell table:style-name="Tableau1.C3" office:value-type="string">
            <text:p text:style-name="P41"/>
            <text:p text:style-name="P48"><text:soft-page-break/>L’auteur essaye avec une ultime tentative de se rapprocher de Marie avec le tu. Il ne reste que des détails de l’être aimé. <text:span text:style-name="T13">Symbolisme avec les saisons. Unique association amoureuse, unique constitution du couple. Plus de Marie à la dernière vers. Disparition du personnage féminin.</text:span></text:p>
          </table:table-cell>
        </table:table-row>
        <table:table-row table:style-name="Tableau1.3">
          <table:table-cell table:style-name="Tableau1.A4" office:value-type="string">
            <text:p text:style-name="P41"/>
            <text:p text:style-name="P49">Strophe <text:span text:style-name="T99">4</text:span></text:p>
          </table:table-cell>
          <table:table-cell table:style-name="Tableau1.A4" office:value-type="string">
            <text:p text:style-name="P41"/>
            <text:p text:style-name="P49">Imparfait «je passais», image <text:span text:style-name="T14">(métaphore)</text:span> de l’eau qui coule. <text:span text:style-name="T14">Procédé utilisé pendant tous le recueil. </text:span><text:span text:style-name="T15">Présent d’énonciation.</text:span></text:p>
            <text:p text:style-name="P49"/>
            <text:p text:style-name="P41"/>
          </table:table-cell>
          <table:table-cell table:style-name="Tableau1.C4" office:value-type="string">
            <text:p text:style-name="P41"/>
            <text:p text:style-name="P50">Il est entrain de vivre la douleur qu’il raconte. L’histoire d’amour avec Marie est terminée. Le temps s’écoule, symbolisme. <text:span text:style-name="T15">Opposition temporelle, présent pour la douleur et histoire pour le passé. </text:span></text:p>
            <text:p text:style-name="P50"><text:span text:style-name="T16">Apollinaire s’est nourrie de la culture du 19</text:span><text:span text:style-name="T18">e</text:span><text:span text:style-name="T16"> siècle.</text:span></text:p>
            <text:p text:style-name="P51">La souffrance ne disparaît jamais. Peut être que la seule façon de dépasser la tristesse, c’est la littérature.</text:p>
            <text:p text:style-name="P52">L’auteur veut faire passer le temps plus vite au dernier vers.</text:p>
          </table:table-cell>
        </table:table-row>
      </table:table>
      <text:p text:style-name="P2"/>
      <text:p text:style-name="P2"/>
      <text:p text:style-name="P3"><text:span text:style-name="T20">Conclusion :</text:span> </text:p>
      <text:p text:style-name="P3"/>
      <text:p text:style-name="P19">Marie est un poème dit de fin d’amour qui transmet l’angoisse amoureuse et l’impossibilité de vivre longtemps une passion. Néanmoins grâce à l’écriture cette amour est sublimée : la douleur est magnifiée dans un poème écrin renfermant milles innovations et inventions poétiques audacieuses.</text:p>
      <text:p text:style-name="P19"/>
      <text:p text:style-name="P19"/>
      <text:p text:style-name="P19"><text:span text:style-name="T21">Ouverture :</text:span> </text:p>
      <text:p text:style-name="P19"/>
      <text:p text:style-name="P19">On aurait pu mener une interprétation toute différente de ce poème puisqu’il comporte implicitement une forte dimensions religieuse : les cloches, la musique des cieux, le personnage de Mari, a semaine (sainte) : la martyr finit la semaine sainte, la brebis et les soldats qu’ils peuvent donc être les gardes suisses.</text:p>
      <text:p text:style-name="P19"/>
      <text:p text:style-name="P19"/>
      <text:p text:style-name="P19"/>
      <text:p text:style-name="P12">Extrait 2 : La chanson du mal aimé (le<text:span text:style-name="T24">s</text:span> 5 dernières strophes)</text:p>
      <text:p text:style-name="P12"/>
      <text:p text:style-name="P12"/>
      <text:p text:style-name="P7">Introduction :</text:p>
      <text:p text:style-name="P12"/>
      <text:p text:style-name="P20">La chanson du mal aimé est le poème le plus long du recueil alcool : 59 quintiles d’octosyllabes. La chanson du mal aimé est déjà en soit un titre étonnant en inversant « aimé » et « mal » par rapport aux habitudes de pensées. On peut parler de néologisme. Ce poème évoque le chagrin d’amour vécu par Apollinaire vécu avec la gouvernante Annie Pleyden rencontrée en Allemagne avec qui il a essayé de renouer plusieurs fois jusqu’à aller à Londres pour elle. Ce grand poème renferme plusieurs poèmes. Le principal est écrit en italique <text:span text:style-name="T22">et trois autres enchâssés écrient en caractère romain. Très longue </text:span><text:soft-page-break/><text:span text:style-name="T22">élaboration entre 1803 et 1808, c’est un poème qui a faillit se retrouver en tête du recueil et au dernier moment il a placé Zone et le Pont de Mirabeau. « Le mal aimé » c’est une figure poétique ancienne hérité des poèmes maudits du 19</text:span><text:span text:style-name="T19">e</text:span><text:span text:style-name="T22"> (Rimbaud, Baudelaire….) et du poète du 15</text:span><text:span text:style-name="T19">e</text:span><text:span text:style-name="T22"> siècle François Villon. Poème narratif et lyrique en même temps puisqu’il raconte la première rupture sentimentale du poète. Le poème commence à Londres et s’achève à Paris </text:span><text:span text:style-name="T23">(poème narratif). </text:span><text:span text:style-name="T24">Ces cinq strophes terminent le poème en montrant l’errance urbaine et sentimentale du mal aimé qui affirme malgré tout son identité de poète.</text:span></text:p>
      <text:p text:style-name="P12"/>
      <text:p text:style-name="P8">Problématique :</text:p>
      <text:p text:style-name="P13"/>
      <text:p text:style-name="P32">En quoi cette extrait atteste-t-il de la modernité poétique d’Apollinaire ?</text:p>
      <text:p text:style-name="P8"/>
      <text:p text:style-name="P8">Plan :</text:p>
      <text:p text:style-name="P8"/>
      <text:p text:style-name="P32">Vers 1 à 10 : une errance mélancolique dans Paris.</text:p>
      <text:p text:style-name="P32">Vers 11 à 20 : l’énergie des nuits parisiennes</text:p>
      <text:p text:style-name="P32">Vers 21 à 25 : les pouvoirs de la création poétique</text:p>
      <text:p text:style-name="P32"/>
      <text:p text:style-name="P32"/>
      <text:p text:style-name="P8">Lecture linéaire :</text:p>
      <text:p text:style-name="P8"/>
      <text:p text:style-name="P32"/>
      <table:table table:name="Tableau2" table:style-name="Tableau2">
        <table:table-column table:style-name="Tableau2.A"/>
        <table:table-column table:style-name="Tableau2.B"/>
        <table:table-column table:style-name="Tableau2.C"/>
        <table:table-row table:style-name="TableLine1673322559936">
          <table:table-cell table:style-name="Tableau2.A1" office:value-type="string">
            <text:p text:style-name="P96">Extrait </text:p>
          </table:table-cell>
          <table:table-cell table:style-name="Tableau2.A1" office:value-type="string">
            <text:p text:style-name="P96">Procédés </text:p>
          </table:table-cell>
          <table:table-cell table:style-name="Tableau2.C1" office:value-type="string">
            <text:p text:style-name="P96">Analyse</text:p>
          </table:table-cell>
        </table:table-row>
        <table:table-row table:style-name="TableLine1673322565408">
          <table:table-cell table:style-name="Tableau2.A2" office:value-type="string">
            <text:p text:style-name="P96"/>
            <text:p text:style-name="P96">Vers 1 <text:span text:style-name="T31">(strophe 1)</text:span></text:p>
          </table:table-cell>
          <table:table-cell table:style-name="Tableau2.A2" office:value-type="string">
            <text:p text:style-name="P96"/>
            <text:p text:style-name="P97">Apostrophe du mois de juin. Encrage du texte dans le registre lyrique dès le vers 1. Le mot lyre rime (instrument au charme magique). </text:p>
            <text:p text:style-name="P97"><text:span text:style-name="T25">Métaphore du soleil avec ardente et la lyre </text:span><text:span text:style-name="T26">(Hypallage). </text:span></text:p>
          </table:table-cell>
          <table:table-cell table:style-name="Tableau2.C2" office:value-type="string">
            <text:p text:style-name="P96"/>
            <text:p text:style-name="P96">Il parle de juin. </text:p>
          </table:table-cell>
        </table:table-row>
        <table:table-row table:style-name="TableLine1673322554176">
          <table:table-cell table:style-name="Tableau2.A2" office:value-type="string">
            <text:p text:style-name="P96"/>
            <text:p text:style-name="P99">Vers 2 <text:span text:style-name="T31">(strophe 1)</text:span></text:p>
          </table:table-cell>
          <table:table-cell table:style-name="Tableau2.A2" office:value-type="string">
            <text:p text:style-name="P96"/>
            <text:p text:style-name="P98">Prolongement de la métaphore du soleil avec brûler <text:span text:style-name="T28">et il a intensément joué de la Lyre. Le délire rappelle l’ivresse. </text:span></text:p>
          </table:table-cell>
          <table:table-cell table:style-name="Tableau2.C2" office:value-type="string">
            <text:p text:style-name="P96"/>
            <text:p text:style-name="P98">Représentation de la douleur <text:span text:style-name="T27">et de la souffrance</text:span>. <text:span text:style-name="T28">Double aspect de la création poétique claire et rayonnante et en même temps elle est souffrante.</text:span></text:p>
          </table:table-cell>
        </table:table-row>
        <table:table-row table:style-name="TableLine1673322550144">
          <table:table-cell table:style-name="Tableau2.A4" office:value-type="string">
            <text:p text:style-name="P100"/>
            <text:p text:style-name="P102">Vers 3 <text:span text:style-name="T31">(strophe 1)</text:span></text:p>
          </table:table-cell>
          <table:table-cell table:style-name="Tableau2.A4" office:value-type="string">
            <text:p text:style-name="P100"/>
            <text:p text:style-name="P100">Le délire représente l’ivresse.</text:p>
            <text:p text:style-name="P100">Triste et mélodieux sont des oxymores</text:p>
          </table:table-cell>
          <table:table-cell table:style-name="Tableau2.C4" office:value-type="string">
            <text:p text:style-name="P100"/>
            <text:p text:style-name="P101">Référence à Dionysos avec l’alcool. Évocation du poète par sa pratique artistique. </text:p>
            <text:p text:style-name="P101">La création porte des connotations positives « <text:span text:style-name="T29">mélodieux » et négatif « Triste »</text:span></text:p>
          </table:table-cell>
        </table:table-row>
        <table:table-row table:style-name="TableLine1673322561376">
          <table:table-cell table:style-name="Tableau2.A4" office:value-type="string">
            <text:p text:style-name="P100"/>
            <text:p text:style-name="P105">Vers 4 <text:span text:style-name="T31">(strophe 1)</text:span></text:p>
          </table:table-cell>
          <table:table-cell table:style-name="Tableau2.A4" office:value-type="string">
            <text:p text:style-name="P100"/>
            <text:p text:style-name="P103">Première personne « <text:span text:style-name="T30">Je ». Paris est connoté positivement et possession. « J’erre » présent d’énonciation.</text:span></text:p>
          </table:table-cell>
          <table:table-cell table:style-name="Tableau2.C4" office:value-type="string">
            <text:p text:style-name="P100"/>
            <text:p text:style-name="P104">Le jeu est au poème, c’est un poème autobiographique. <text:span text:style-name="T30">Paris est la ville de cœur d’Apollinaire. Situation de réconfort, il est souffrant mais il est dans un lieu qui l’aime. Cependant, Paris rime avec endolorie. </text:span></text:p>
            <text:p text:style-name="P104"/>
          </table:table-cell>
        </table:table-row>
        <table:table-row table:style-name="TableLine1673322557920">
          <table:table-cell table:style-name="Tableau2.A4" office:value-type="string">
            <text:p text:style-name="P100"/>
            <text:p text:style-name="P107"><text:soft-page-break/>Vers 5 <text:span text:style-name="T31">(strophe 1)</text:span></text:p>
            <text:p text:style-name="P107"/>
          </table:table-cell>
          <table:table-cell table:style-name="Tableau2.A4" office:value-type="string">
            <text:p text:style-name="P100"/>
          </table:table-cell>
          <table:table-cell table:style-name="Tableau2.C4" office:value-type="string">
            <text:p text:style-name="P106">Pas d’envie suicidaire. </text:p>
            <text:p text:style-name="P106"><text:soft-page-break/>Valorisation du lieu où il se trouve, il est un des sujets premiers du poème.</text:p>
          </table:table-cell>
        </table:table-row>
        <table:table-row table:style-name="TableLine1673322551296">
          <table:table-cell table:style-name="Tableau2.A4" office:value-type="string">
            <text:p text:style-name="P100"/>
            <text:p text:style-name="P106">Vers 6 <text:span text:style-name="T31">(strophe 2)</text:span></text:p>
          </table:table-cell>
          <table:table-cell table:style-name="Tableau2.A4" office:value-type="string">
            <text:p text:style-name="P109"/>
            <text:p text:style-name="P109">Présent long, presque de vérité général « <text:span text:style-name="T32">s’éternisent ». Que du pluriel provoquant une généralisation du temps.</text:span></text:p>
            <text:p text:style-name="P109"/>
          </table:table-cell>
          <table:table-cell table:style-name="Tableau2.C4" office:value-type="string">
            <text:p text:style-name="P104"/>
            <text:p text:style-name="P108">Déambulation parisienne <text:span text:style-name="T31">l’amène dans divers endroits.</text:span></text:p>
            <text:p text:style-name="P135">Le week end est vide, il n’a pas de préocuppation. La tristesse du poète semble infinie et forte.</text:p>
          </table:table-cell>
        </table:table-row>
        <table:table-row table:style-name="TableLine1673322547840">
          <table:table-cell table:style-name="Tableau2.A4" office:value-type="string">
            <text:p text:style-name="P100"/>
            <text:p text:style-name="P110">Vers 7 <text:span text:style-name="T31">(strophe </text:span>2<text:span text:style-name="T31">)</text:span></text:p>
          </table:table-cell>
          <table:table-cell table:style-name="Tableau2.A4" office:value-type="string">
            <text:p text:style-name="P109"/>
            <text:p text:style-name="P110">Les orgues de barbarie sont des joueurs de musiques. L’orgue produit une musique triste et mélancolique. </text:p>
          </table:table-cell>
          <table:table-cell table:style-name="Tableau2.C4" office:value-type="string">
            <text:p text:style-name="P104"/>
            <text:p text:style-name="P110">La déambulation du poète croise des éléments caractéristiques d’une paysage urbain</text:p>
          </table:table-cell>
        </table:table-row>
        <table:table-row table:style-name="TableLine1673322554464">
          <table:table-cell table:style-name="Tableau2.A4" office:value-type="string">
            <text:p text:style-name="P100"/>
            <text:p text:style-name="P110">Vers 8, <text:span text:style-name="T35">9 et 10.</text:span></text:p>
            <text:p text:style-name="P110">(strophe 2)</text:p>
          </table:table-cell>
          <table:table-cell table:style-name="Tableau2.A4" office:value-type="string">
            <text:p text:style-name="P109"/>
            <text:p text:style-name="P110">Images tristes de Paris avec les métaphores du balcon et des fleures. Le minéral est comparé au végétal, vie et absence de vie.</text:p>
            <text:p text:style-name="P111">Assonance en <text:span text:style-name="T36">I dans tous le poème.</text:span></text:p>
          </table:table-cell>
          <table:table-cell table:style-name="Tableau2.C4" office:value-type="string">
            <text:p text:style-name="P104"/>
            <text:p text:style-name="P110">La tristesse est présente. <text:span text:style-name="T33">Paysage urbain d’état d’âme. </text:span><text:span text:style-name="T34">Il a déplacé son mal être dans Paris.</text:span></text:p>
            <text:p text:style-name="P112">Le I connote mélancolie.</text:p>
          </table:table-cell>
        </table:table-row>
        <table:table-row table:style-name="TableLine1673322564544">
          <table:table-cell table:style-name="Tableau2.A4" office:value-type="string">
            <text:p text:style-name="P100"/>
            <text:p text:style-name="P113">Vers 11 </text:p>
            <text:p text:style-name="P113">(strophe 3)</text:p>
            <text:p text:style-name="P100"/>
          </table:table-cell>
          <table:table-cell table:style-name="Tableau2.A4" office:value-type="string">
            <text:p text:style-name="P109"/>
            <text:p text:style-name="P113">Évocation de l’alcool, métonymie du soir de Paris (les habitants sont alcoolisés). <text:span text:style-name="T37">Nom de l’alcool anglais.</text:span></text:p>
          </table:table-cell>
          <table:table-cell table:style-name="Tableau2.C4" office:value-type="string">
            <text:p text:style-name="P104"/>
            <text:p text:style-name="P113">Évocation des nuits de Paris.</text:p>
            <text:p text:style-name="P114">Petit souvenir des nuits londoniennes. </text:p>
          </table:table-cell>
        </table:table-row>
        <table:table-row table:style-name="TableLine1673322563968">
          <table:table-cell table:style-name="Tableau2.A4" office:value-type="string">
            <text:p text:style-name="P100"/>
            <text:p text:style-name="P113">Vers 12</text:p>
            <text:p text:style-name="P113">(strophe <text:s/>3)</text:p>
          </table:table-cell>
          <table:table-cell table:style-name="Tableau2.A4" office:value-type="string">
            <text:p text:style-name="P109"/>
            <text:p text:style-name="P113">Métaphore « flambant ». Image du feu.</text:p>
          </table:table-cell>
          <table:table-cell table:style-name="Tableau2.C4" office:value-type="string">
            <text:p text:style-name="P104"/>
            <text:p text:style-name="P113">Représentation de la ville de Paris qui flambe. Cela participe dans ma modernité poétique. <text:span text:style-name="T37">La ville de Paris est métamorphosée.</text:span></text:p>
          </table:table-cell>
        </table:table-row>
        <table:table-row table:style-name="TableLine1673322554752">
          <table:table-cell table:style-name="Tableau2.A4" office:value-type="string">
            <text:p text:style-name="P100"/>
            <text:p text:style-name="P114">Vers 13</text:p>
            <text:p text:style-name="P114">(strophe 3)</text:p>
          </table:table-cell>
          <table:table-cell table:style-name="Tableau2.A4" office:value-type="string">
            <text:p text:style-name="P109"/>
            <text:p text:style-name="P114">Animalisation des tramways en animaux qui portent du feu. </text:p>
          </table:table-cell>
          <table:table-cell table:style-name="Tableau2.C4" office:value-type="string">
            <text:p text:style-name="P104"/>
            <text:p text:style-name="P115">Métamorphose de Paris en ville vivante.</text:p>
          </table:table-cell>
        </table:table-row>
        <table:table-row table:style-name="TableLine1673322555040">
          <table:table-cell table:style-name="Tableau2.A4" office:value-type="string">
            <text:p text:style-name="P100"/>
            <text:p text:style-name="P115">Vers 14</text:p>
            <text:p text:style-name="P115">(strophe 3) </text:p>
          </table:table-cell>
          <table:table-cell table:style-name="Tableau2.A4" office:value-type="string">
            <text:p text:style-name="P109"/>
            <text:p text:style-name="P115">Métaphore des rails. Invention d’un verbe « musiquer ». </text:p>
          </table:table-cell>
          <table:table-cell table:style-name="Tableau2.C4" office:value-type="string">
            <text:p text:style-name="P104"/>
            <text:p text:style-name="P115">Modernité poétique et de la ville s’entre croise. Texte qui s’encre dans son époque.</text:p>
          </table:table-cell>
        </table:table-row>
        <table:table-row table:style-name="TableLine1673322555328">
          <table:table-cell table:style-name="Tableau2.A4" office:value-type="string">
            <text:p text:style-name="P115"/>
            <text:p text:style-name="P115">Vers 15</text:p>
            <text:p text:style-name="P115">(strophe 3)</text:p>
          </table:table-cell>
          <table:table-cell table:style-name="Tableau2.A4" office:value-type="string">
            <text:p text:style-name="P116">Citations du vers.</text:p>
          </table:table-cell>
          <table:table-cell table:style-name="Tableau2.C4" office:value-type="string">
            <text:p text:style-name="P116">Représentation de la folie dans les rails.</text:p>
          </table:table-cell>
        </table:table-row>
        <table:table-row table:style-name="TableLine1673322555904">
          <table:table-cell table:style-name="Tableau2.A4" office:value-type="string">
            <text:p text:style-name="P115"/>
            <text:p text:style-name="P117">Vers 16, <text:span text:style-name="T38">17, 18 </text:span><text:span text:style-name="T42">et 19</text:span><text:span text:style-name="T38">.</text:span></text:p>
            <text:p text:style-name="P117">(strophe 4)</text:p>
          </table:table-cell>
          <table:table-cell table:style-name="Tableau2.A4" office:value-type="string">
            <text:p text:style-name="P116"/>
            <text:p text:style-name="P118">Allitération en F. <text:span text:style-name="T38">Personnification des éléments de modernités. </text:span><text:span text:style-name="T39">Métaphore du garçon de café. </text:span><text:span text:style-name="T40">Champ lexical de la musique avec ces bruits.</text:span></text:p>
            <text:p text:style-name="P120">Les cafés crient l’amour, personnification.</text:p>
          </table:table-cell>
          <table:table-cell table:style-name="Tableau2.C4" office:value-type="string">
            <text:p text:style-name="P116"/>
            <text:p text:style-name="P119">Valeur sur ce qui est nouveau, modernité poétique. Cette allitération restitue le bruit. La ville de Paris devient exotique. <text:span text:style-name="T40">Mé</text:span><text:span text:style-name="T41">t</text:span><text:span text:style-name="T40">aphore qui se multiplie. </text:span><text:span text:style-name="T41">Atmosphère urbaine, cacophonie, fumer, alcool pour oublier sa tristesse et sa mélancolie. </text:span></text:p>
            <text:p text:style-name="P120">Personnification de Paris.</text:p>
            <text:p text:style-name="P121">Strophe animé.</text:p>
          </table:table-cell>
        </table:table-row>
        <table:table-row table:style-name="TableLine1673322564832">
          <table:table-cell table:style-name="Tableau2.A4" office:value-type="string">
            <text:p text:style-name="P115"/>
            <text:p text:style-name="P121">Vers 20</text:p>
            <text:p text:style-name="P121"><text:soft-page-break/>(strophe 4)</text:p>
          </table:table-cell>
          <table:table-cell table:style-name="Tableau2.A4" office:value-type="string">
            <text:p text:style-name="P116"/>
            <text:p text:style-name="P121">Allitération en t <text:span text:style-name="T48">coïncidant avec un </text:span><text:soft-page-break/><text:span text:style-name="T48">bégaiement</text:span>. <text:span text:style-name="T44">Monosyllabe de tous les mots du vers. </text:span><text:span text:style-name="T45">Rythme saccadé. </text:span></text:p>
            <text:p text:style-name="P123">Temps du passé. <text:span text:style-name="T47">Musicalité du poème. </text:span></text:p>
            <text:p text:style-name="P123">« <text:span text:style-name="T49">Tant aimé » Euphémisme et hyperbole.</text:span></text:p>
          </table:table-cell>
          <table:table-cell table:style-name="Tableau2.C4" office:value-type="string">
            <text:p text:style-name="P116"/>
            <text:p text:style-name="P121">Point d’arriver du poème, <text:span text:style-name="T43">toute la strophe </text:span><text:soft-page-break/><text:span text:style-name="T43">tant vers le derniers vers</text:span>. Vers à part et conclusion de la strophe. </text:p>
            <text:p text:style-name="P122">Passage de l’émotion à travers ce vers avec à la fin le mot aimée comme libération de l’émotion. Bégaiement. </text:p>
            <text:p text:style-name="P122">Insistance sur la figure de l’être aimé <text:span text:style-name="T46">(pronom personnel ‘’tu’’).</text:span></text:p>
            <text:p text:style-name="P123">Passé avec comme conséquence dans le présent, la souffrance. Reconstitution pronominal du couple. </text:p>
            <text:p text:style-name="P124"/>
          </table:table-cell>
        </table:table-row>
        <table:table-row table:style-name="TableLine1673322547264">
          <table:table-cell table:style-name="Tableau2.A4" office:value-type="string">
            <text:p text:style-name="P115"/>
            <text:p text:style-name="P125">Vers 21</text:p>
            <text:p text:style-name="P125">(strophe 5)</text:p>
          </table:table-cell>
          <table:table-cell table:style-name="Tableau2.A4" office:value-type="string">
            <text:p text:style-name="P126"/>
            <text:p text:style-name="P129">Citations du texte. Figure féminine dans cette strophe. <text:span text:style-name="T51">Première figure féminine les reines médiévale</text:span><text:span text:style-name="T52">s</text:span><text:span text:style-name="T51">. Champs lexical de la poésie.</text:span></text:p>
            <text:p text:style-name="P130">Travail sur les pronoms personnels.</text:p>
          </table:table-cell>
          <table:table-cell table:style-name="Tableau2.C4" office:value-type="string">
            <text:p text:style-name="P116"/>
            <text:p text:style-name="P127">La femme aimé est simplement évoquée par le sentiment d’amour mais la personne a disparu. </text:p>
            <text:p text:style-name="P128"><text:span text:style-name="T50">Remplacement de l’ancien être aimé </text:span><text:span text:style-name="T51">par de nouvelles figures féminines. Il n’y a plus que la création poétique. </text:span><text:span text:style-name="T52">Le moi répond au vers précédent (toi). </text:span></text:p>
            <text:p text:style-name="P134">Le moi efface le toi (effacement du couple).</text:p>
            <text:p text:style-name="P128"/>
          </table:table-cell>
        </table:table-row>
        <table:table-row table:style-name="TableLine1673322547552">
          <table:table-cell table:style-name="Tableau2.A4" office:value-type="string">
            <text:p text:style-name="P131"/>
            <text:p text:style-name="P131">Vers 22, 23, 24, 25.</text:p>
            <text:p text:style-name="P131">(strophe 5)</text:p>
          </table:table-cell>
          <table:table-cell table:style-name="Tableau2.A4" office:value-type="string">
            <text:p text:style-name="P131"/>
            <text:p text:style-name="P131">Poème triste avec complainte. </text:p>
            <text:p text:style-name="P131">Figure féminine et poétique qui apparaisse. <text:span text:style-name="T53">Toujours de la musicalité </text:span><text:span text:style-name="T54">dans le registre lyrique et allitération et assonance.</text:span></text:p>
          </table:table-cell>
          <table:table-cell table:style-name="Tableau2.C4" office:value-type="string">
            <text:p text:style-name="P131"/>
            <text:p text:style-name="P131">La poésie envahie le poème. Création poétique de tristesse.</text:p>
            <text:p text:style-name="P131">Hymne à la beauté. Figures poétiques laissant la place à la création politique. </text:p>
            <text:p text:style-name="P131">Ces figures féminines sont pour la plus part dangereuse et avec connotations d’amour toxique (sirène…).</text:p>
            <text:p text:style-name="P132">Avant dernier vers est un vers programmatique qui résume la totalité du poème. <text:span text:style-name="T54">Le poète renaît et affirme sa personnalité poétique dans la dernière strophe.</text:span></text:p>
            <text:p text:style-name="P133">Cette dernière strophe trouve le dépassement de la douleur dans la création poétique. On retrouve cette strophe une deuxième fois dans le poème <text:span text:style-name="T55">parce que c’est une attestation que c’est la strophe de la renaissance.</text:span></text:p>
          </table:table-cell>
        </table:table-row>
      </table:table>
      <text:p text:style-name="P5">Conclusion :</text:p>
      <text:p text:style-name="P33"/>
      <text:p text:style-name="P34">Après avoir frôler la mort et le désespoir, après une errance dans un Paris réconfortant, Apollinaire en quête d’identité renoue avec la création poétique. Celle-ci l’accompagne dans sa renaissance après une rupture amoureuse éprouvante mais source d’inspiration. </text:p>
      <text:p text:style-name="P34"/>
      <text:p text:style-name="P34"/>
      <text:p text:style-name="P6">Ouverture :</text:p>
      <text:p text:style-name="P34"/>
      <text:p text:style-name="P35"><text:span text:style-name="T56">Ici on a une mort et une renaissance par le biais de la poésie </text:span><text:span text:style-name="T57">explicité avec</text:span><text:span text:style-name="T56"> l’épigraphe.</text:span> <text:s/></text:p>
      <text:p text:style-name="P35"/>
      <text:p text:style-name="P36"><text:soft-page-break/></text:p>
      <text:p text:style-name="P37"><text:span text:style-name="T58">Extrait 3 : Nuit Rhénane</text:span> </text:p>
      <text:p text:style-name="P21"/>
      <text:p text:style-name="P21"/>
      <text:p text:style-name="P4">Introduction :</text:p>
      <text:p text:style-name="P4"/>
      <text:p text:style-name="P22">Nuit Rhénane est le premier poème d’une des sections. Ce poème est inspiré de son voyage en Allemagne où il a rencontré Annie Plaidaine. Il a voyagé 1 an en Rhénanie. Ce poème a des éléments traditionnels <text:span text:style-name="T59">avec la forme en quatrain et des rimes croisés. </text:span><text:span text:style-name="T60">Le poèmes est aussi composé d’un vers qui est une strophe à lui tous seul (monostique). </text:span><text:span text:style-name="T61">Le nombre de vers dans le poème est impair.</text:span></text:p>
      <text:p text:style-name="P22"/>
      <text:p text:style-name="P23">Problématique : En quoi ce poème s’in<text:span text:style-name="T71">s</text:span>crit-il dans la modernité ?</text:p>
      <text:p text:style-name="P23"/>
      <text:p text:style-name="P24">Plan :</text:p>
      <text:p text:style-name="P24"/>
      <text:p text:style-name="P23">Strophe 1 : chanson du batelier</text:p>
      <text:p text:style-name="P23">Strophe 2 : superposition de chant </text:p>
      <text:p text:style-name="P23">Strophe 3 avec 13<text:span text:style-name="T17">e</text:span> vers : ivresse poétique <text:s/></text:p>
      <text:p text:style-name="P25"/>
      <text:p text:style-name="P23"/>
      <text:p text:style-name="P24">Lecture linéaire :</text:p>
      <text:p text:style-name="P24"/>
      <text:p text:style-name="P24"/>
      <table:table table:name="Tableau3" table:style-name="Tableau3">
        <table:table-column table:style-name="Tableau3.A"/>
        <table:table-column table:style-name="Tableau3.B"/>
        <table:table-column table:style-name="Tableau3.C"/>
        <table:table-row table:style-name="TableLine1673322563104">
          <table:table-cell table:style-name="Tableau3.A1" office:value-type="string">
            <text:p text:style-name="P53">Vers 1</text:p>
            <text:p text:style-name="P59">Strophe 1</text:p>
          </table:table-cell>
          <table:table-cell table:style-name="Tableau3.A1" office:value-type="string">
            <text:p text:style-name="P53">Comparaison, <text:span text:style-name="T62">métaphore avec effet de style. Transfert de signification. Personnification du vin. Hémistiche composé de 6 mots d’une syllabe (6 monosyllabes) pour mimer le tremblement.</text:span></text:p>
            <text:p text:style-name="P53"/>
          </table:table-cell>
          <table:table-cell table:style-name="Tableau3.C1" office:value-type="string">
            <text:p text:style-name="P53">Le thème de l’alcool est présent dans ce poème.</text:p>
            <text:p text:style-name="P53">L’alcool est lié au feu. <text:span text:style-name="T62">Le vin tremble dans le verres (ou vers du poème) avec aussi une signification de l’auteur. </text:span></text:p>
            <text:p text:style-name="P54"/>
          </table:table-cell>
        </table:table-row>
        <table:table-row table:style-name="TableLine1673322561664">
          <table:table-cell table:style-name="Tableau3.A2" office:value-type="string">
            <text:p text:style-name="P54">Vers 2</text:p>
            <text:p text:style-name="P59">Strophe 1</text:p>
            <text:p text:style-name="P53"/>
          </table:table-cell>
          <table:table-cell table:style-name="Tableau3.A2" office:value-type="string">
            <text:p text:style-name="P54">Écouter. <text:span text:style-name="T63">Superposition de voix, </text:span><text:span text:style-name="T64">il est question d’une chanson. </text:span></text:p>
          </table:table-cell>
          <table:table-cell table:style-name="Tableau3.C2" office:value-type="string">
            <text:p text:style-name="P54">Le narrateur interpelle le destinateur qui est dans un premier temps mystérieux. <text:span text:style-name="T63">Deux locuteurs (le verres du poètes et le batelier).</text:span></text:p>
            <text:p text:style-name="P56">Jeux sur la musicalité. </text:p>
            <text:p text:style-name="P55"/>
          </table:table-cell>
        </table:table-row>
        <table:table-row table:style-name="TableLine1673322548992">
          <table:table-cell table:style-name="Tableau3.A2" office:value-type="string">
            <text:p text:style-name="P56">Vers 3 et 4</text:p>
            <text:p text:style-name="P59">Strophe 1</text:p>
          </table:table-cell>
          <table:table-cell table:style-name="Tableau3.A2" office:value-type="string">
            <text:p text:style-name="P57">Enjambement de deux vers avec un sens prolongé. <text:span text:style-name="T68">Connotation de la violence. </text:span><text:span text:style-name="T69">Flamme Femme, rime lié à la dangerosité avec connotation sensuelle et dangereuse.</text:span></text:p>
          </table:table-cell>
          <table:table-cell table:style-name="Tableau3.C2" office:value-type="string">
            <text:p text:style-name="P57">Récit d’une légende dans un cadre mystérieux. <text:span text:style-name="T65">Portrait des </text:span><text:span text:style-name="T66">7</text:span><text:span text:style-name="T65"> femmes, </text:span><text:span text:style-name="T66">les femmes Rhin qui sont dans les légendes germaniques des Nyx. Elle garde l’or des fonds des eaux. Référence complète à la culture germanique.</text:span><text:span text:style-name="T68"> </text:span></text:p>
            <text:p text:style-name="P57"><text:span text:style-name="T68">Atmosphère de peur.</text:span><text:span text:style-name="T67"> </text:span></text:p>
          </table:table-cell>
        </table:table-row>
        <table:table-row table:style-name="TableLine1673322556480">
          <table:table-cell table:style-name="Tableau3.A2" office:value-type="string">
            <text:p text:style-name="P56"/>
            <text:p text:style-name="P60">Vers <text:span text:style-name="T72">5</text:span><text:span text:style-name="T71"> et </text:span><text:span text:style-name="T72">6</text:span></text:p>
            <text:p text:style-name="P59">Strophe 2</text:p>
          </table:table-cell>
          <table:table-cell table:style-name="Tableau3.A2" office:value-type="string">
            <text:p text:style-name="P58"/>
            <text:p text:style-name="P61"><text:span text:style-name="T70"><text:s/></text:span><text:span text:style-name="T71">Enjambement vers 1 et 2 de la deuxième strophe. </text:span><text:span text:style-name="T74">Prolongement du sens.</text:span></text:p>
          </table:table-cell>
          <table:table-cell table:style-name="Tableau3.C2" office:value-type="string">
            <text:p text:style-name="P57"/>
            <text:p text:style-name="P60">Continuité de la chanson du poème. Opposition entre la première chanson de la strophe 1 à la strophe 2. <text:span text:style-name="T70">Il veut recouvrir le danger. </text:span><text:span text:style-name="T71">Ronde pour se protéger du chant du batelier strophe 1. </text:span></text:p>
            <text:p text:style-name="P62">Double rempart, il va opposer aux femmes <text:soft-page-break/>dangereuses des femmes nouvelles.</text:p>
            <text:p text:style-name="P62">Les vers 7 et 4 sont ne parallèles.</text:p>
          </table:table-cell>
        </table:table-row>
        <table:table-row table:style-name="TableLine1673322549280">
          <table:table-cell table:style-name="Tableau3.A2" office:value-type="string">
            <text:p text:style-name="P56"/>
            <text:p text:style-name="P63">Vers 7 et 8</text:p>
            <text:p text:style-name="P63">Strophe 2 </text:p>
          </table:table-cell>
          <table:table-cell table:style-name="Tableau3.A2" office:value-type="string">
            <text:p text:style-name="P58"/>
            <text:p text:style-name="P63">Outil d’oppositions <text:span text:style-name="T74">et de </text:span>description<text:span text:style-name="T74">s.</text:span></text:p>
          </table:table-cell>
          <table:table-cell table:style-name="Tableau3.C2" office:value-type="string">
            <text:p text:style-name="P57"/>
            <text:p text:style-name="P63">Les filles des différents vers sont en oppositions, il va remplacer par cette danse les femmes qui lui font peur. <text:span text:style-name="T73">Les femmes de cette strophe ont quelques choses d’enfantins. </text:span><text:span text:style-name="T74">Rempart à l’effroi.</text:span></text:p>
          </table:table-cell>
        </table:table-row>
        <table:table-row table:style-name="TableLine1673322549568">
          <table:table-cell table:style-name="Tableau3.A2" office:value-type="string">
            <text:p text:style-name="P56"/>
            <text:p text:style-name="P64">Vers 9 </text:p>
            <text:p text:style-name="P64">Strophe <text:span text:style-name="T80">3</text:span></text:p>
          </table:table-cell>
          <table:table-cell table:style-name="Tableau3.A2" office:value-type="string">
            <text:p text:style-name="P58"/>
            <text:p text:style-name="P65">Changement d’atmosphère avec du fantastique et de décors. <text:span text:style-name="T75">Assonance en I. </text:span><text:span text:style-name="T76">Présence du champ lexical d’alcool (ivre) </text:span><text:span text:style-name="T77">avec les vignes. </text:span></text:p>
            <text:p text:style-name="P66">Monosyllabe. <text:span text:style-name="T79">Répétition de l’homme ivre.</text:span></text:p>
            <text:p text:style-name="P67">Faut<text:span text:style-name="T100">e</text:span> grammatical, mal construction du complément relatif séparé de son antécédent.</text:p>
          </table:table-cell>
          <table:table-cell table:style-name="Tableau3.C2" office:value-type="string">
            <text:p text:style-name="P57"/>
            <text:p text:style-name="P65">Imaginaire avec nuit mystérieuse. <text:span text:style-name="T78">Bégaiement </text:span><text:span text:style-name="T79">et répétition </text:span><text:span text:style-name="T78">de l’homme ivre.</text:span></text:p>
            <text:p text:style-name="P68">Absence de logique, Apollinaire est l’inventeur du mot surréalisme. <text:span text:style-name="T80">Création illogique avec une intention de créer des sentiments et non du sens.</text:span></text:p>
            <text:p text:style-name="P65"/>
          </table:table-cell>
        </table:table-row>
        <table:table-row table:style-name="TableLine1673322551872">
          <table:table-cell table:style-name="Tableau3.A2" office:value-type="string">
            <text:p text:style-name="P56"/>
            <text:p text:style-name="P69">Vers 10</text:p>
            <text:p text:style-name="P69">Strophe 3</text:p>
          </table:table-cell>
          <table:table-cell table:style-name="Tableau3.A2" office:value-type="string">
            <text:p text:style-name="P58"/>
            <text:p text:style-name="P70">Déconstruction de la structure du poème. <text:span text:style-name="T81">Métaphore. Allitération en t </text:span></text:p>
          </table:table-cell>
          <table:table-cell table:style-name="Tableau3.C2" office:value-type="string">
            <text:p text:style-name="P57"/>
            <text:p text:style-name="P71">Personnification du Rhin. L’ivresse se répand dans le fleuve et partout. Mimant le tremblement en question avec de la peur.</text:p>
          </table:table-cell>
        </table:table-row>
        <table:table-row table:style-name="TableLine1673322566272">
          <table:table-cell table:style-name="Tableau3.A2" office:value-type="string">
            <text:p text:style-name="P56"/>
            <text:p text:style-name="P72">Vers 11</text:p>
            <text:p text:style-name="P72">Strophe 3</text:p>
          </table:table-cell>
          <table:table-cell table:style-name="Tableau3.A2" office:value-type="string">
            <text:p text:style-name="P58"/>
            <text:p text:style-name="P72">Le batelier disparaît pour une voie inconnue <text:span text:style-name="T82">sans source.</text:span></text:p>
            <text:p text:style-name="P74">Polythote. <text:s/><text:span text:style-name="T84">Diminution de la voie et effacement de la voie.</text:span></text:p>
            <text:p text:style-name="P74"><text:span text:style-name="T86">R</text:span><text:span text:style-name="T88">â</text:span><text:span text:style-name="T86">le-mourir est un néologisme. </text:span></text:p>
          </table:table-cell>
          <table:table-cell table:style-name="Tableau3.C2" office:value-type="string">
            <text:p text:style-name="P57"/>
            <text:p text:style-name="P73">Accroissement de l’angoisse avec un bruit venant d’un endroit inconnu. <text:span text:style-name="T83">On arrive pas à arrêter la voie.</text:span><text:span text:style-name="T84"> </text:span><text:span text:style-name="T85">Connotation de la mort et de l’agonie. Chanson fatale qui tue.</text:span></text:p>
          </table:table-cell>
        </table:table-row>
        <table:table-row table:style-name="Tableau3.9">
          <table:table-cell table:style-name="Tableau3.A2" office:value-type="string">
            <text:p text:style-name="P56"/>
            <text:p text:style-name="P75">Vers 12 </text:p>
            <text:p text:style-name="P75">Strophe 3</text:p>
          </table:table-cell>
          <table:table-cell table:style-name="Tableau3.A2" office:value-type="string">
            <text:p text:style-name="P58"/>
            <text:p text:style-name="P75">Représentation : femme, fille, fée.</text:p>
            <text:p text:style-name="P76">Incanter = enchanter </text:p>
            <text:p text:style-name="P75"/>
          </table:table-cell>
          <table:table-cell table:style-name="Tableau3.C2" office:value-type="string">
            <text:p text:style-name="P57"/>
            <text:p text:style-name="P75">On bascule dans le merveilleux, plus de fantastique. <text:span text:style-name="T86">La poésie est magique, dans ce poème il n’y a que de la poésie est c’est la poésie qui est magique.</text:span></text:p>
          </table:table-cell>
        </table:table-row>
        <table:table-row table:style-name="TableLine1673322574912">
          <table:table-cell table:style-name="Tableau3.A2" office:value-type="string">
            <text:p text:style-name="P56"/>
            <text:p text:style-name="P76">Vers 13</text:p>
            <text:p text:style-name="P76">Strophe 2</text:p>
          </table:table-cell>
          <table:table-cell table:style-name="Tableau3.A2" office:value-type="string">
            <text:p text:style-name="P58"/>
            <text:p text:style-name="P76">Chute. Ressemblance avec le sonnet.</text:p>
            <text:p text:style-name="P77">Anaphore et construction circulaire du poème. <text:span text:style-name="T87">Homophonie.</text:span></text:p>
            <text:p text:style-name="P81">Comparaison totalement improbable.</text:p>
          </table:table-cell>
          <table:table-cell table:style-name="Tableau3.C2" office:value-type="string">
            <text:p text:style-name="P57"/>
            <text:p text:style-name="P78">Mon verre est aussi <text:span text:style-name="T87">en verlans un rêve, double sens. </text:span><text:span text:style-name="T88">Plus de vin = arrêt de la création poétique, le vers c’est cassé. Le rêve est terminé avec un retour à la réalité. </text:span></text:p>
            <text:p text:style-name="P79">La réalité ne permet pas la création poétique.</text:p>
            <text:p text:style-name="P80">Parallèle entre écriture poétique et ivresse poétique.</text:p>
            <text:p text:style-name="P82">Ça se termine par la joie, un éclat de rire.</text:p>
            <text:p text:style-name="P83">Seule la création poétique permet d’être heureux et de dépasser les épreuves.</text:p>
            <text:p text:style-name="P84">La mort est dédramatisé par le rire.</text:p>
          </table:table-cell>
        </table:table-row>
      </table:table>
      <text:p text:style-name="P24"/>
      <text:p text:style-name="P24"/>
      <text:p text:style-name="P26"/>
      <text:p text:style-name="P26"/>
      <text:p text:style-name="P38"><text:soft-page-break/>Conclusion :</text:p>
      <text:p text:style-name="P26"/>
      <text:p text:style-name="P26">L’ivresse est aussi associée à l’inspiration poétique. Elle renvoie au titre du recueil : titre programmatique, titre projet poétique. L’ivresse permet le mélange des genres, des styles, des références, des procédés… <text:span text:style-name="T89">Il permet la rencontre heureuse entre la tradition et la modernité. En plein cœur de la nuit Rhénane, Apollinaire brise la modernité, Apollinaire brise la réalité, la fait volée en éclat et investit des mondes imaginaires donnant lieux à une poésie inattendue et moderne et permettant d’entrevoir les prémices du surréalisme.</text:span></text:p>
      <text:p text:style-name="P26"/>
      <text:p text:style-name="P26"/>
      <text:p text:style-name="P14">Grand Corps Malade : <text:span text:style-name="T91">La syllabe au rebond</text:span></text:p>
      <text:p text:style-name="P28"/>
      <text:p text:style-name="P9">Introduction :</text:p>
      <text:p text:style-name="P28"/>
      <text:p text:style-name="P28">Le Slam est une poésie qui née aux Etats-Unis à Chicago mais qui s’inscrit dans une longue tradition orale. C’est dans les années 90 qui l’arrive en France , d’abord à Paris et dans la banlieue parisienne. L’originalité de cette forme poétique réside dans sa pratique en publique, les destinateurs ont donc un rôle actif. Le mot Slam vient de l’anglais qui signifie claqué. <text:span text:style-name="T90">C’est une poésie orale, urbaine, déclamé dans un lieu public sur un rythme scandé. </text:span><text:span text:style-name="T91">C’est un texte de Fabien Marceau connu sous son d’artiste Grand Corps Malade qui en vient au slam après un grave accident. Notre texte vient de l’album Plan B proposé en 2018, la syllabe au rebond est un texte qui associe les deux passions de l’auteur. Nous nous demanderons en quoi ce texte donne à voir la modernité poétique de l’auteur.</text:span></text:p>
      <text:p text:style-name="P28"/>
      <text:p text:style-name="P28"/>
      <text:p text:style-name="P10">Plan :</text:p>
      <text:p text:style-name="P29"/>
      <text:p text:style-name="P29">- Couplet 1 refrain : la portée autobiographique du texte.</text:p>
      <text:p text:style-name="P29">- Couplet 2 : une certaine vision de la poésie.</text:p>
      <text:p text:style-name="P29"/>
      <text:p text:style-name="P29"/>
      <text:p text:style-name="P29"/>
      <table:table table:name="Tableau4" table:style-name="Tableau4">
        <table:table-column table:style-name="Tableau4.A"/>
        <table:table-column table:style-name="Tableau4.B"/>
        <table:table-column table:style-name="Tableau4.C"/>
        <table:table-row table:style-name="TableLine1673322570016">
          <table:table-cell table:style-name="Tableau4.A1" office:value-type="string">
            <text:p text:style-name="P85">Vers 1</text:p>
          </table:table-cell>
          <table:table-cell table:style-name="Tableau4.A1" office:value-type="string">
            <text:p text:style-name="P85">Le « je », temporalité, champ lexical de la temporalité, négation, assonance en on.</text:p>
            <text:p text:style-name="P95"/>
          </table:table-cell>
          <table:table-cell table:style-name="Tableau4.C1" office:value-type="string">
            <text:p text:style-name="P85">Sens autobiographique du poème. Il parle du passage de la vie à une autre étape. Il parle d’un changement dans sa vie. Thématique qui concerne tous le monde (ballon) avec un sens personnel. </text:p>
          </table:table-cell>
        </table:table-row>
        <table:table-row table:style-name="TableLine1673322580672">
          <table:table-cell table:style-name="Tableau4.A2" office:value-type="string">
            <text:p text:style-name="P85"/>
            <text:p text:style-name="P85">Vers <text:span text:style-name="T94">2</text:span></text:p>
          </table:table-cell>
          <table:table-cell table:style-name="Tableau4.A2" office:value-type="string">
            <text:p text:style-name="P85"/>
            <text:p text:style-name="P85">Langage familier (c’que), <text:span text:style-name="T92">coïncidence entre le fond et la forme</text:span></text:p>
          </table:table-cell>
          <table:table-cell table:style-name="Tableau4.C2" office:value-type="string">
            <text:p text:style-name="P85"/>
            <text:p text:style-name="P85">Dynamisme et rapidité dans le poème.</text:p>
          </table:table-cell>
        </table:table-row>
        <table:table-row table:style-name="TableLine1673322581248">
          <table:table-cell table:style-name="Tableau4.A2" office:value-type="string">
            <text:p text:style-name="P85"/>
            <text:p text:style-name="P86">Vers <text:span text:style-name="T94">3</text:span></text:p>
          </table:table-cell>
          <table:table-cell table:style-name="Tableau4.A2" office:value-type="string">
            <text:p text:style-name="P85"/>
            <text:p text:style-name="P86">Utilisation passé composé</text:p>
          </table:table-cell>
          <table:table-cell table:style-name="Tableau4.C2" office:value-type="string">
            <text:p text:style-name="P85"/>
            <text:p text:style-name="P86">Vivre le temps présent</text:p>
          </table:table-cell>
        </table:table-row>
        <table:table-row table:style-name="TableLine1673322577504">
          <table:table-cell table:style-name="Tableau4.A2" office:value-type="string">
            <text:p text:style-name="P85"/>
            <text:p text:style-name="P86">Vers <text:span text:style-name="T94">4</text:span></text:p>
          </table:table-cell>
          <table:table-cell table:style-name="Tableau4.A2" office:value-type="string">
            <text:p text:style-name="P85"/>
            <text:p text:style-name="P86">Passage du je à nous</text:p>
          </table:table-cell>
          <table:table-cell table:style-name="Tableau4.C2" office:value-type="string">
            <text:p text:style-name="P85"/>
            <text:p text:style-name="P86">Implication de la personne </text:p>
          </table:table-cell>
        </table:table-row>
        <table:table-row table:style-name="TableLine1673322582688">
          <table:table-cell table:style-name="Tableau4.A2" office:value-type="string">
            <text:p text:style-name="P85"/>
            <text:p text:style-name="P86">Vers <text:span text:style-name="T101">5</text:span></text:p>
          </table:table-cell>
          <table:table-cell table:style-name="Tableau4.A2" office:value-type="string">
            <text:p text:style-name="P85"/>
            <text:p text:style-name="P86">Lexique militaire</text:p>
          </table:table-cell>
          <table:table-cell table:style-name="Tableau4.C2" office:value-type="string">
            <text:p text:style-name="P85"/>
            <text:p text:style-name="P86">Écriture poétique qui se fait, poésie nouvelle. Poésie musicale. Naissance d’une vocation.</text:p>
          </table:table-cell>
        </table:table-row>
        <table:table-row table:style-name="TableLine1673322572608">
          <table:table-cell table:style-name="Tableau4.A2" office:value-type="string">
            <text:p text:style-name="P85"/>
            <text:p text:style-name="P86">Vers <text:span text:style-name="T94">5</text:span></text:p>
          </table:table-cell>
          <table:table-cell table:style-name="Tableau4.A2" office:value-type="string">
            <text:p text:style-name="P85"/>
            <text:p text:style-name="P86">Couplet sans règle mais unité sonore et rimique au niveau du quatrain, musicalité <text:soft-page-break/>du vers</text:p>
          </table:table-cell>
          <table:table-cell table:style-name="Tableau4.C2" office:value-type="string">
            <text:p text:style-name="P85"/>
            <text:p text:style-name="P86">Modernité du poème</text:p>
          </table:table-cell>
        </table:table-row>
        <table:table-row table:style-name="TableLine1673322583840">
          <table:table-cell table:style-name="Tableau4.A2" office:value-type="string">
            <text:p text:style-name="P85"/>
            <text:p text:style-name="P87">Vers <text:span text:style-name="T102">6</text:span></text:p>
          </table:table-cell>
          <table:table-cell table:style-name="Tableau4.A2" office:value-type="string">
            <text:p text:style-name="P85"/>
            <text:p text:style-name="P87">Néologisme, <text:span text:style-name="T93">paronomase </text:span></text:p>
          </table:table-cell>
          <table:table-cell table:style-name="Tableau4.C2" office:value-type="string">
            <text:p text:style-name="P85"/>
            <text:p text:style-name="P87">Invention de mot. <text:span text:style-name="T93">Extrême optimisme dans les poèmes de Slam.</text:span></text:p>
          </table:table-cell>
        </table:table-row>
        <table:table-row table:style-name="TableLine1673322579808">
          <table:table-cell table:style-name="Tableau4.A2" office:value-type="string">
            <text:p text:style-name="P85"/>
            <text:p text:style-name="P88">Vers <text:span text:style-name="T103">7</text:span></text:p>
          </table:table-cell>
          <table:table-cell table:style-name="Tableau4.A2" office:value-type="string">
            <text:p text:style-name="P85"/>
            <text:p text:style-name="P88">Allitération en B, antithèse, phrase non verbal et suppression de tous les verbes.</text:p>
          </table:table-cell>
          <table:table-cell table:style-name="Tableau4.C2" office:value-type="string">
            <text:p text:style-name="P85"/>
            <text:p text:style-name="P88">Bégaiement du début de quelque chose. Opposition entre l’avant et l’après. <text:span text:style-name="T95">Refus de rester statique et à rien faire.</text:span></text:p>
          </table:table-cell>
        </table:table-row>
        <table:table-row table:style-name="TableLine1673322575488">
          <table:table-cell table:style-name="Tableau4.A2" office:value-type="string">
            <text:p text:style-name="P85"/>
            <text:p text:style-name="P89">Vers <text:span text:style-name="T103">8</text:span></text:p>
          </table:table-cell>
          <table:table-cell table:style-name="Tableau4.A2" office:value-type="string">
            <text:p text:style-name="P85"/>
            <text:p text:style-name="P89">Le sens rejoint le style. Spontanéité du slam.</text:p>
          </table:table-cell>
          <table:table-cell table:style-name="Tableau4.C2" office:value-type="string">
            <text:p text:style-name="P85"/>
            <text:p text:style-name="P90">Justification de son texte</text:p>
            <text:p text:style-name="P85"/>
          </table:table-cell>
        </table:table-row>
        <table:table-row table:style-name="TableLine1673322574624">
          <table:table-cell table:style-name="Tableau4.A2" office:value-type="string">
            <text:p text:style-name="P85"/>
            <text:p text:style-name="P90">Vers <text:span text:style-name="T104">9</text:span></text:p>
          </table:table-cell>
          <table:table-cell table:style-name="Tableau4.A2" office:value-type="string">
            <text:p text:style-name="P85"/>
            <text:p text:style-name="P90">Il n’y a pas de mot handicap.</text:p>
            <text:p text:style-name="P85"/>
          </table:table-cell>
          <table:table-cell table:style-name="Tableau4.C2" office:value-type="string">
            <text:p text:style-name="P85"/>
            <text:p text:style-name="P90">Retour de sa vie à lui et explication de la thématique du ballon. Compensation de deux activités. </text:p>
          </table:table-cell>
        </table:table-row>
        <table:table-row table:style-name="TableLine1673322580096">
          <table:table-cell table:style-name="Tableau4.A2" office:value-type="string">
            <text:p text:style-name="P85"/>
            <text:p text:style-name="P90">Vers <text:span text:style-name="T104">10</text:span></text:p>
          </table:table-cell>
          <table:table-cell table:style-name="Tableau4.A2" office:value-type="string">
            <text:p text:style-name="P85"/>
            <text:p text:style-name="P91">Jalon temporelle, Euphémisation</text:p>
            <text:p text:style-name="P85"/>
          </table:table-cell>
          <table:table-cell table:style-name="Tableau4.C2" office:value-type="string">
            <text:p text:style-name="P85"/>
            <text:p text:style-name="P91">Il montre les étapes de son existence, en même temps de la construction de son poème. Texte pour se reconstruire.</text:p>
          </table:table-cell>
        </table:table-row>
        <table:table-row table:style-name="TableLine1673322582112">
          <table:table-cell table:style-name="Tableau4.A2" office:value-type="string">
            <text:p text:style-name="P85"/>
            <text:p text:style-name="P91">Vers <text:span text:style-name="T104">11</text:span></text:p>
          </table:table-cell>
          <table:table-cell table:style-name="Tableau4.A2" office:value-type="string">
            <text:p text:style-name="P85"/>
            <text:p text:style-name="P91">Jeux sur les sonorités (paronomase).</text:p>
          </table:table-cell>
          <table:table-cell table:style-name="Tableau4.C2" office:value-type="string">
            <text:p text:style-name="P85"/>
            <text:p text:style-name="P92">Liaison entre les différentes sonorités et travail sur la musicalité. <text:span text:style-name="T96">Il a mis du temps à accepté que sa première passion était fini.</text:span></text:p>
          </table:table-cell>
        </table:table-row>
        <table:table-row table:style-name="TableLine1673322568288">
          <table:table-cell table:style-name="Tableau4.A2" office:value-type="string">
            <text:p text:style-name="P85"/>
            <text:p text:style-name="P93">Vers 1<text:span text:style-name="T104">2</text:span></text:p>
            <text:p text:style-name="P93"/>
          </table:table-cell>
          <table:table-cell table:style-name="Tableau4.A2" office:value-type="string">
            <text:p text:style-name="P85"/>
            <text:p text:style-name="P93">Référence à une règle du basket, Antithèse</text:p>
          </table:table-cell>
          <table:table-cell table:style-name="Tableau4.C2" office:value-type="string">
            <text:p text:style-name="P85"/>
            <text:p text:style-name="P93">Il se reconstruit, sens poétique dans ce film</text:p>
          </table:table-cell>
        </table:table-row>
        <table:table-row table:style-name="TableLine1673322582400">
          <table:table-cell table:style-name="Tableau4.A2" office:value-type="string">
            <text:p text:style-name="P85"/>
            <text:p text:style-name="P93">Vers 1<text:span text:style-name="T104">3</text:span></text:p>
          </table:table-cell>
          <table:table-cell table:style-name="Tableau4.A2" office:value-type="string">
            <text:p text:style-name="P85"/>
            <text:p text:style-name="P93"><text:s/></text:p>
          </table:table-cell>
          <table:table-cell table:style-name="Tableau4.C2" office:value-type="string">
            <text:p text:style-name="P85"/>
            <text:p text:style-name="P93">Transposition, passage de l’activité poétique </text:p>
          </table:table-cell>
        </table:table-row>
        <table:table-row table:style-name="TableLine1673322570592">
          <table:table-cell table:style-name="Tableau4.A2" office:value-type="string">
            <text:p text:style-name="P85"/>
            <text:p text:style-name="P93">Refrain</text:p>
          </table:table-cell>
          <table:table-cell table:style-name="Tableau4.A2" office:value-type="string">
            <text:p text:style-name="P85"/>
            <text:p text:style-name="P93">Jeu sur le sens du mot, métaphore.</text:p>
          </table:table-cell>
          <table:table-cell table:style-name="Tableau4.C2" office:value-type="string">
            <text:p text:style-name="P85"/>
            <text:p text:style-name="P93">Il reprend la syllabe au rebond, parachèvement de la transposition</text:p>
          </table:table-cell>
        </table:table-row>
        <table:table-row table:style-name="TableLine1673322578944">
          <table:table-cell table:style-name="Tableau4.A16" office:value-type="string">
            <text:p text:style-name="P93"/>
            <text:p text:style-name="P93">Vers <text:span text:style-name="T97">13</text:span></text:p>
          </table:table-cell>
          <table:table-cell table:style-name="Tableau4.A16" office:value-type="string">
            <text:p text:style-name="P93"/>
            <text:p text:style-name="P93">Création verbale, champ lexical du basket, Énumération</text:p>
          </table:table-cell>
          <table:table-cell table:style-name="Tableau4.C16" office:value-type="string">
            <text:p text:style-name="P85"/>
            <text:p text:style-name="P93">Création du Slam, dynamisme</text:p>
          </table:table-cell>
        </table:table-row>
        <table:table-row table:style-name="TableLine1673322577792">
          <table:table-cell table:style-name="Tableau4.A16" office:value-type="string">
            <text:p text:style-name="P93"/>
            <text:p text:style-name="P93">Vers <text:span text:style-name="T97">14</text:span></text:p>
          </table:table-cell>
          <table:table-cell table:style-name="Tableau4.A16" office:value-type="string">
            <text:p text:style-name="P93"/>
            <text:p text:style-name="P93">Langage soutenu et familier</text:p>
          </table:table-cell>
          <table:table-cell table:style-name="Tableau4.C16" office:value-type="string">
            <text:p text:style-name="P85"/>
            <text:p text:style-name="P93">Mélange des styles des registres, des sonorités… Engagement physique dans la création poétique.</text:p>
          </table:table-cell>
        </table:table-row>
        <table:table-row table:style-name="TableLine1673322580384">
          <table:table-cell table:style-name="Tableau4.A16" office:value-type="string">
            <text:p text:style-name="P93"/>
            <text:p text:style-name="P94">Vers 15</text:p>
          </table:table-cell>
          <table:table-cell table:style-name="Tableau4.A16" office:value-type="string">
            <text:p text:style-name="P93"/>
          </table:table-cell>
          <table:table-cell table:style-name="Tableau4.C16" office:value-type="string">
            <text:p text:style-name="P85"/>
            <text:p text:style-name="P94">Il est en pleine action, démarche poétique</text:p>
          </table:table-cell>
        </table:table-row>
        <table:table-row table:style-name="TableLine1673322582976">
          <table:table-cell table:style-name="Tableau4.A16" office:value-type="string">
            <text:p text:style-name="P93"/>
            <text:p text:style-name="P94">Vers 16</text:p>
          </table:table-cell>
          <table:table-cell table:style-name="Tableau4.A16" office:value-type="string">
            <text:p text:style-name="P93"/>
          </table:table-cell>
          <table:table-cell table:style-name="Tableau4.C16" office:value-type="string">
            <text:p text:style-name="P85"/>
            <text:p text:style-name="P94">Tradition poétique, inspiration du passé</text:p>
          </table:table-cell>
        </table:table-row>
        <table:table-row table:style-name="TableLine1673322568864">
          <table:table-cell table:style-name="Tableau4.A16" office:value-type="string">
            <text:p text:style-name="P93"/>
            <text:p text:style-name="P94">Vers 17</text:p>
          </table:table-cell>
          <table:table-cell table:style-name="Tableau4.A16" office:value-type="string">
            <text:p text:style-name="P93"/>
          </table:table-cell>
          <table:table-cell table:style-name="Tableau4.C16" office:value-type="string">
            <text:p text:style-name="P85"/>
            <text:p text:style-name="P94">Succès naissant</text:p>
          </table:table-cell>
        </table:table-row>
        <table:table-row table:style-name="TableLine1673322575200">
          <table:table-cell table:style-name="Tableau4.A16" office:value-type="string">
            <text:p text:style-name="P93"/>
            <text:p text:style-name="P94">Vers 18</text:p>
          </table:table-cell>
          <table:table-cell table:style-name="Tableau4.A16" office:value-type="string">
            <text:p text:style-name="P93"/>
            <text:p text:style-name="P94">Jeu de mot, imbrication de deux <text:soft-page-break/>éléments, création poétique.</text:p>
          </table:table-cell>
          <table:table-cell table:style-name="Tableau4.C16" office:value-type="string">
            <text:p text:style-name="P85"/>
            <text:p text:style-name="P94">Création poétique</text:p>
          </table:table-cell>
        </table:table-row>
        <table:table-row table:style-name="TableLine1673322576352">
          <table:table-cell table:style-name="Tableau4.A16" office:value-type="string">
            <text:p text:style-name="P93"/>
            <text:p text:style-name="P94">Vers 19</text:p>
          </table:table-cell>
          <table:table-cell table:style-name="Tableau4.A16" office:value-type="string">
            <text:p text:style-name="P93"/>
          </table:table-cell>
          <table:table-cell table:style-name="Tableau4.C16" office:value-type="string">
            <text:p text:style-name="P85"><text:line-break/><text:span text:style-name="T97">Prémisse de la réussite</text:span></text:p>
          </table:table-cell>
        </table:table-row>
        <table:table-row table:style-name="TableLine1673322572896">
          <table:table-cell table:style-name="Tableau4.A16" office:value-type="string">
            <text:p text:style-name="P93"/>
            <text:p text:style-name="P94">Vers 20</text:p>
          </table:table-cell>
          <table:table-cell table:style-name="Tableau4.A16" office:value-type="string">
            <text:p text:style-name="P93"/>
          </table:table-cell>
          <table:table-cell table:style-name="Tableau4.C16" office:value-type="string">
            <text:p text:style-name="P85"/>
          </table:table-cell>
        </table:table-row>
        <table:table-row table:style-name="TableLine1673322566560">
          <table:table-cell table:style-name="Tableau4.A16" office:value-type="string">
            <text:p text:style-name="P93"/>
            <text:p text:style-name="P94">Vers 21 et 22</text:p>
          </table:table-cell>
          <table:table-cell table:style-name="Tableau4.A16" office:value-type="string">
            <text:p text:style-name="P93"/>
            <text:p text:style-name="P94">Evoquation vocabulaire sportif</text:p>
          </table:table-cell>
          <table:table-cell table:style-name="Tableau4.C16" office:value-type="string">
            <text:p text:style-name="P85"/>
            <text:p text:style-name="P94">Rebondissement sur les gestes et les mots du baskette.</text:p>
          </table:table-cell>
        </table:table-row>
        <table:table-row table:style-name="TableLine1673322581536">
          <table:table-cell table:style-name="Tableau4.A16" office:value-type="string">
            <text:p text:style-name="P93"/>
            <text:p text:style-name="P94">Vers 23, <text:span text:style-name="T98">24, 25</text:span></text:p>
          </table:table-cell>
          <table:table-cell table:style-name="Tableau4.A16" office:value-type="string">
            <text:p text:style-name="P94"/>
            <text:p text:style-name="P94">Nouvelle assonance en en, cham lexical du baskette et de la poésie en même temps.</text:p>
          </table:table-cell>
          <table:table-cell table:style-name="Tableau4.C16" office:value-type="string">
            <text:p text:style-name="P85"/>
            <text:p text:style-name="P94">Enthousiasme, jeux sur les sonorités, <text:span text:style-name="T98">invention d’une nouvelle vie. Perception des adjectifs.</text:span></text:p>
            <text:p text:style-name="P85"/>
          </table:table-cell>
        </table:table-row>
      </table:table>
      <text:p text:style-name="P29"/>
      <text:p text:style-name="P27"/>
      <text:p text:style-name="P30">Conclusion :</text:p>
      <text:p text:style-name="P30"/>
      <text:p text:style-name="P30">Après la première passion empêcher, il a fallu trouver un plan b : la poésie, le slam. Au fond, la vie comme l’écriture poétique est improvisation, invention perpétuelle et satisfaction parfois inattendue. Le slam, poésie de la rue est devenue désormais légitime pour monter sur scène et à son tour montrer les infinies possibilités créatrices de la langue <text:s/>car la poésie n’est ni figé, ni élitiste, un chacun de s’en emparer pour la réinventer. Cette forme poétique s’inscrit profondément dans la modernité puisque dans le monde contemporain, l’oral remplace largement l’écrit. Grand Corps malade invente l’expression j’écris à l’ora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01T08:17:21.065000000</meta:creation-date>
    <meta:generator>LibreOffice/7.3.4.2$Windows_X86_64 LibreOffice_project/728fec16bd5f605073805c3c9e7c4212a0120dc5</meta:generator>
    <dc:date>2023-04-23T14:19:23.165000000</dc:date>
    <meta:editing-duration>PT12H28M28S</meta:editing-duration>
    <meta:editing-cycles>168</meta:editing-cycles>
    <meta:document-statistic meta:table-count="4" meta:image-count="0" meta:object-count="0" meta:page-count="10" meta:paragraph-count="287" meta:word-count="3265" meta:character-count="19807" meta:non-whitespace-character-count="16761"/>
  </office:meta>
</office:document-meta>
</file>